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00000002693CC40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854in" fo:margin-left="-0.0799in" table:align="left" style:writing-mode="lr-tb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2.1354in"/>
    </style:style>
    <style:style style:name="Table1.1" style:family="table-row">
      <style:table-row-properties style:min-row-height="0.358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75pt solid #000080" fo:border-right="none" fo:border-top="0.75pt solid #000080" fo:border-bottom="0.75pt solid #00008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75pt solid #000080" style:writing-mode="lr-tb"/>
    </style:style>
    <style:style style:name="Table1.2" style:family="table-row">
      <style:table-row-properties style:min-row-height="0.25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0.75pt solid #000080" fo:border-right="none" fo:border-top="0.75pt solid #000080" fo:border-bottom="0.75pt solid #000080" style:writing-mode="lr-tb"/>
    </style:style>
    <style:style style:name="Table1.3" style:family="table-row">
      <style:table-row-properties style:min-row-height="0.2396in" fo:keep-together="always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75pt solid #000080" fo:border-right="0.75pt solid #000080" fo:border-top="none" fo:border-bottom="0.75pt solid #000080" style:writing-mode="lr-tb"/>
    </style:style>
    <style:style style:name="Table1.6" style:family="table-row">
      <style:table-row-properties fo:keep-together="auto"/>
    </style:style>
    <style:style style:name="Table2" style:family="table">
      <style:table-properties style:width="6.8354in" fo:margin-left="-0.0799in" table:align="left" style:writing-mode="lr-tb"/>
    </style:style>
    <style:style style:name="Table2.A" style:family="table-column">
      <style:table-column-properties style:column-width="1.9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1.8854in"/>
    </style:style>
    <style:style style:name="Table2.1" style:family="table-row">
      <style:table-row-properties style:min-row-height="0.377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75pt solid #000080" fo:border-right="none" fo:border-top="0.75pt solid #000080" fo:border-bottom="0.75pt solid #000080" style:writing-mode="lr-tb"/>
    </style:style>
    <style:style style:name="Table2.E1" style:family="table-cell">
      <style:table-cell-properties style:vertical-align="middle" fo:padding-left="0.075in" fo:padding-right="0.075in" fo:padding-top="0in" fo:padding-bottom="0in" fo:border="0.75pt solid #000080" style:writing-mode="lr-tb"/>
    </style:style>
    <style:style style:name="Table2.2" style:family="table-row">
      <style:table-row-properties style:min-row-height="0.1646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75pt solid #000080" fo:border-right="none" fo:border-top="0.75pt solid #000080" fo:border-bottom="0.75pt solid #00008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="0.75pt solid #00008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3646in" fo:keep-together="auto"/>
    </style:style>
    <style:style style:name="Table3" style:family="table">
      <style:table-properties style:width="6.8854in" fo:margin-left="-0.0799in" table:align="left" style:writing-mode="lr-tb"/>
    </style:style>
    <style:style style:name="Table3.A" style:family="table-column">
      <style:table-column-properties style:column-width="3.95in"/>
    </style:style>
    <style:style style:name="Table3.B" style:family="table-column">
      <style:table-column-properties style:column-width="2.9354in"/>
    </style:style>
    <style:style style:name="Table3.1" style:family="table-row">
      <style:table-row-properties style:min-row-height="0.2521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75pt solid #000080" fo:border-right="none" fo:border-top="0.75pt solid #000080" fo:border-bottom="0.75pt solid #00008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="0.75pt solid #000080" style:writing-mode="lr-tb"/>
    </style:style>
    <style:style style:name="Table3.2" style:family="table-row">
      <style:table-row-properties style:min-row-height="0.2708in" fo:keep-together="auto"/>
    </style:style>
    <style:style style:name="Table3.3" style:family="table-row">
      <style:table-row-properties style:min-row-height="0.2833in"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="0.75pt solid #000080" style:writing-mode="lr-tb"/>
    </style:style>
    <style:style style:name="Table4" style:family="table">
      <style:table-properties style:width="6.9604in" fo:margin-left="-0.0799in" fo:break-before="page" table:align="left" style:writing-mode="lr-tb"/>
    </style:style>
    <style:style style:name="Table4.A" style:family="table-column">
      <style:table-column-properties style:column-width="3.95in"/>
    </style:style>
    <style:style style:name="Table4.B" style:family="table-column">
      <style:table-column-properties style:column-width="2.9354in"/>
    </style:style>
    <style:style style:name="Table4.C" style:family="table-column">
      <style:table-column-properties style:column-width="0.075in"/>
    </style:style>
    <style:style style:name="Table4.1" style:family="table-row">
      <style:table-row-properties style:min-row-height="0.2521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75pt solid #000080" fo:border-right="none" fo:border-top="0.75pt solid #000080" fo:border-bottom="0.75pt solid #000080" style:writing-mode="lr-tb"/>
    </style:style>
    <style:style style:name="Table4.C1" style:family="table-cell">
      <style:table-cell-properties fo:padding="0in" fo:border-left="0.75pt solid #000080" fo:border-right="none" fo:border-top="none" fo:border-bottom="none"/>
    </style:style>
    <style:style style:name="Table4.2" style:family="table-row">
      <style:table-row-properties style:min-row-height="0.2708in" fo:keep-together="auto"/>
    </style:style>
    <style:style style:name="Table4.C2" style:family="table-cell">
      <style:table-cell-properties fo:padding="0in" fo:border-left="0.75pt solid #000080" fo:border-right="none" fo:border-top="none" fo:border-bottom="none"/>
    </style:style>
    <style:style style:name="Table4.3" style:family="table-row">
      <style:table-row-properties style:min-row-height="0.2833in" fo:keep-together="auto"/>
    </style:style>
    <style:style style:name="Table4.C3" style:family="table-cell">
      <style:table-cell-properties fo:padding="0in" fo:border-left="0.75pt solid #000080" fo:border-right="none" fo:border-top="none" fo:border-bottom="none"/>
    </style:style>
    <style:style style:name="Table4.C4" style:family="table-cell">
      <style:table-cell-properties fo:padding="0in" fo:border-left="0.75pt solid #000080" fo:border-right="none" fo:border-top="none" fo:border-bottom="none"/>
    </style:style>
    <style:style style:name="Table4.5" style:family="table-row">
      <style:table-row-properties style:min-row-height="5.8646in" fo:keep-together="auto"/>
    </style:style>
    <style:style style:name="Table4.A5" style:family="table-cell">
      <style:table-cell-properties style:vertical-align="top" fo:padding-left="0.075in" fo:padding-right="0.075in" fo:padding-top="0in" fo:padding-bottom="0in" fo:border="0.75pt solid #000080" style:writing-mode="lr-tb"/>
    </style:style>
    <style:style style:name="Table5" style:family="table">
      <style:table-properties style:width="5.3319in" fo:margin-left="0.6944in" table:align="left" style:writing-mode="lr-tb"/>
    </style:style>
    <style:style style:name="Table5.A" style:family="table-column">
      <style:table-column-properties style:column-width="1.8056in"/>
    </style:style>
    <style:style style:name="Table5.B" style:family="table-column">
      <style:table-column-properties style:column-width="1.3194in"/>
    </style:style>
    <style:style style:name="Table5.C" style:family="table-column">
      <style:table-column-properties style:column-width="2.206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cccccc" fo:padding-left="0.075in" fo:padding-right="0.075in" fo:padding-top="0in" fo:padding-bottom="0in" fo:border-left="none" fo:border-right="none" fo:border-top="none" fo:border-bottom="2.25pt solid #ffffff" style:writing-mode="lr-tb">
        <style:background-image/>
      </style:table-cell-properties>
    </style:style>
    <style:style style:name="Table5.B1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none" fo:border-bottom="2.25pt solid #ffffff" style:writing-mode="lr-tb">
        <style:background-image/>
      </style:table-cell-properties>
    </style:style>
    <style:style style:name="Table5.A2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5.B2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5.C2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5.A3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5.B3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5.C3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5.A10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none" style:writing-mode="lr-tb">
        <style:background-image/>
      </style:table-cell-properties>
    </style:style>
    <style:style style:name="Table5.B10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5.C10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6" style:family="table">
      <style:table-properties style:width="5.3319in" fo:margin-left="0.6944in" table:align="left" style:writing-mode="lr-tb"/>
    </style:style>
    <style:style style:name="Table6.A" style:family="table-column">
      <style:table-column-properties style:column-width="1.7069in"/>
    </style:style>
    <style:style style:name="Table6.B" style:family="table-column">
      <style:table-column-properties style:column-width="1.4181in"/>
    </style:style>
    <style:style style:name="Table6.C" style:family="table-column">
      <style:table-column-properties style:column-width="2.206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ccccc" fo:padding-left="0.075in" fo:padding-right="0.075in" fo:padding-top="0in" fo:padding-bottom="0in" fo:border-left="none" fo:border-right="none" fo:border-top="none" fo:border-bottom="2.25pt solid #ffffff" style:writing-mode="lr-tb">
        <style:background-image/>
      </style:table-cell-properties>
    </style:style>
    <style:style style:name="Table6.B1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none" fo:border-bottom="2.25pt solid #ffffff" style:writing-mode="lr-tb">
        <style:background-image/>
      </style:table-cell-properties>
    </style:style>
    <style:style style:name="Table6.A2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6.C2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6.A3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6.B3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6.C3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6.A8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none" style:writing-mode="lr-tb">
        <style:background-image/>
      </style:table-cell-properties>
    </style:style>
    <style:style style:name="Table6.B8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6.C8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7" style:family="table">
      <style:table-properties style:width="5.3319in" fo:margin-left="0.6944in" table:align="left" style:writing-mode="lr-tb"/>
    </style:style>
    <style:style style:name="Table7.A" style:family="table-column">
      <style:table-column-properties style:column-width="1.7069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2.206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cccccc" fo:padding-left="0.075in" fo:padding-right="0.075in" fo:padding-top="0in" fo:padding-bottom="0in" fo:border-left="none" fo:border-right="none" fo:border-top="none" fo:border-bottom="2.25pt solid #ffffff" style:writing-mode="lr-tb">
        <style:background-image/>
      </style:table-cell-properties>
    </style:style>
    <style:style style:name="Table7.B1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none" fo:border-bottom="2.2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7.C2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7.A3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7.B3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7.C3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7.A7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none" style:writing-mode="lr-tb">
        <style:background-image/>
      </style:table-cell-properties>
    </style:style>
    <style:style style:name="Table7.B7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7.C7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8" style:family="table">
      <style:table-properties style:width="5.3319in" fo:margin-left="0.6944in" table:align="left" style:writing-mode="lr-tb"/>
    </style:style>
    <style:style style:name="Table8.A" style:family="table-column">
      <style:table-column-properties style:column-width="1.7069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2.206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cccccc" fo:padding-left="0.075in" fo:padding-right="0.075in" fo:padding-top="0in" fo:padding-bottom="0in" fo:border-left="none" fo:border-right="none" fo:border-top="none" fo:border-bottom="2.25pt solid #ffffff" style:writing-mode="lr-tb">
        <style:background-image/>
      </style:table-cell-properties>
    </style:style>
    <style:style style:name="Table8.B1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none" fo:border-bottom="2.2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8.C2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8.A3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none" style:writing-mode="lr-tb">
        <style:background-image/>
      </style:table-cell-properties>
    </style:style>
    <style:style style:name="Table8.B3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8.C3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9" style:family="table">
      <style:table-properties style:width="5.3319in" fo:margin-left="0.6944in" table:align="left" style:writing-mode="lr-tb"/>
    </style:style>
    <style:style style:name="Table9.A" style:family="table-column">
      <style:table-column-properties style:column-width="1.7069in"/>
    </style:style>
    <style:style style:name="Table9.B" style:family="table-column">
      <style:table-column-properties style:column-width="1.4181in"/>
    </style:style>
    <style:style style:name="Table9.C" style:family="table-column">
      <style:table-column-properties style:column-width="2.206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cccccc" fo:padding-left="0.075in" fo:padding-right="0.075in" fo:padding-top="0in" fo:padding-bottom="0in" fo:border-left="none" fo:border-right="none" fo:border-top="none" fo:border-bottom="2.25pt solid #ffffff" style:writing-mode="lr-tb">
        <style:background-image/>
      </style:table-cell-properties>
    </style:style>
    <style:style style:name="Table9.B1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none" fo:border-bottom="2.25pt solid #ffffff" style:writing-mode="lr-tb">
        <style:background-image/>
      </style:table-cell-properties>
    </style:style>
    <style:style style:name="Table9.A2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9.B2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9.C2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9.A3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9.B3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9.C3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9.A5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none" style:writing-mode="lr-tb">
        <style:background-image/>
      </style:table-cell-properties>
    </style:style>
    <style:style style:name="Table9.B5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9.C5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10" style:family="table">
      <style:table-properties style:width="5.3319in" fo:margin-left="0.6944in" table:align="left" style:writing-mode="lr-tb"/>
    </style:style>
    <style:style style:name="Table10.A" style:family="table-column">
      <style:table-column-properties style:column-width="1.7069in"/>
    </style:style>
    <style:style style:name="Table10.B" style:family="table-column">
      <style:table-column-properties style:column-width="1.4181in"/>
    </style:style>
    <style:style style:name="Table10.C" style:family="table-column">
      <style:table-column-properties style:column-width="2.206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cccccc" fo:padding-left="0.075in" fo:padding-right="0.075in" fo:padding-top="0in" fo:padding-bottom="0in" fo:border-left="none" fo:border-right="none" fo:border-top="none" fo:border-bottom="2.25pt solid #ffffff" style:writing-mode="lr-tb">
        <style:background-image/>
      </style:table-cell-properties>
    </style:style>
    <style:style style:name="Table10.B1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none" fo:border-bottom="2.25pt solid #ffffff" style:writing-mode="lr-tb">
        <style:background-image/>
      </style:table-cell-properties>
    </style:style>
    <style:style style:name="Table10.A2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10.B2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0.C2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0.A3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10.B3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0.C3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0.A6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none" style:writing-mode="lr-tb">
        <style:background-image/>
      </style:table-cell-properties>
    </style:style>
    <style:style style:name="Table10.B6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10.C6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11" style:family="table">
      <style:table-properties style:width="5.3319in" fo:margin-left="0.6944in" table:align="left" style:writing-mode="lr-tb"/>
    </style:style>
    <style:style style:name="Table11.A" style:family="table-column">
      <style:table-column-properties style:column-width="1.7069in"/>
    </style:style>
    <style:style style:name="Table11.B" style:family="table-column">
      <style:table-column-properties style:column-width="1.4181in"/>
    </style:style>
    <style:style style:name="Table11.C" style:family="table-column">
      <style:table-column-properties style:column-width="2.206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cccccc" fo:padding-left="0.075in" fo:padding-right="0.075in" fo:padding-top="0in" fo:padding-bottom="0in" fo:border-left="none" fo:border-right="none" fo:border-top="none" fo:border-bottom="2.25pt solid #ffffff" style:writing-mode="lr-tb">
        <style:background-image/>
      </style:table-cell-properties>
    </style:style>
    <style:style style:name="Table11.B1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none" fo:border-bottom="2.25pt solid #ffffff" style:writing-mode="lr-tb">
        <style:background-image/>
      </style:table-cell-properties>
    </style:style>
    <style:style style:name="Table11.A2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11.B2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1.C2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1.A3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none" style:writing-mode="lr-tb">
        <style:background-image/>
      </style:table-cell-properties>
    </style:style>
    <style:style style:name="Table11.B3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11.C3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12" style:family="table">
      <style:table-properties style:width="5.3319in" fo:margin-left="0.6944in" table:align="left" style:writing-mode="lr-tb"/>
    </style:style>
    <style:style style:name="Table12.A" style:family="table-column">
      <style:table-column-properties style:column-width="1.7069in"/>
    </style:style>
    <style:style style:name="Table12.B" style:family="table-column">
      <style:table-column-properties style:column-width="1.4181in"/>
    </style:style>
    <style:style style:name="Table12.C" style:family="table-column">
      <style:table-column-properties style:column-width="2.206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cccccc" fo:padding-left="0.075in" fo:padding-right="0.075in" fo:padding-top="0in" fo:padding-bottom="0in" fo:border-left="none" fo:border-right="none" fo:border-top="none" fo:border-bottom="2.25pt solid #ffffff" style:writing-mode="lr-tb">
        <style:background-image/>
      </style:table-cell-properties>
    </style:style>
    <style:style style:name="Table12.B1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none" fo:border-bottom="2.25pt solid #ffffff" style:writing-mode="lr-tb">
        <style:background-image/>
      </style:table-cell-properties>
    </style:style>
    <style:style style:name="Table12.A2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12.B2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2.C2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2.A3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none" style:writing-mode="lr-tb">
        <style:background-image/>
      </style:table-cell-properties>
    </style:style>
    <style:style style:name="Table12.B3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12.C3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13" style:family="table">
      <style:table-properties style:width="5.3319in" fo:margin-left="0.6944in" table:align="left" style:writing-mode="lr-tb"/>
    </style:style>
    <style:style style:name="Table13.A" style:family="table-column">
      <style:table-column-properties style:column-width="1.7069in"/>
    </style:style>
    <style:style style:name="Table13.B" style:family="table-column">
      <style:table-column-properties style:column-width="1.4181in"/>
    </style:style>
    <style:style style:name="Table13.C" style:family="table-column">
      <style:table-column-properties style:column-width="2.206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cccccc" fo:padding-left="0.075in" fo:padding-right="0.075in" fo:padding-top="0in" fo:padding-bottom="0in" fo:border-left="none" fo:border-right="none" fo:border-top="none" fo:border-bottom="2.25pt solid #ffffff" style:writing-mode="lr-tb">
        <style:background-image/>
      </style:table-cell-properties>
    </style:style>
    <style:style style:name="Table13.B1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none" fo:border-bottom="2.25pt solid #ffffff" style:writing-mode="lr-tb">
        <style:background-image/>
      </style:table-cell-properties>
    </style:style>
    <style:style style:name="Table13.A2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13.B2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3.C2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3.A3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13.B3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3.C3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3.A5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none" style:writing-mode="lr-tb">
        <style:background-image/>
      </style:table-cell-properties>
    </style:style>
    <style:style style:name="Table13.B5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13.C5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14" style:family="table">
      <style:table-properties style:width="5.3319in" fo:margin-left="0.6944in" table:align="left" style:writing-mode="lr-tb"/>
    </style:style>
    <style:style style:name="Table14.A" style:family="table-column">
      <style:table-column-properties style:column-width="1.7069in"/>
    </style:style>
    <style:style style:name="Table14.B" style:family="table-column">
      <style:table-column-properties style:column-width="1.4181in"/>
    </style:style>
    <style:style style:name="Table14.C" style:family="table-column">
      <style:table-column-properties style:column-width="2.2069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#cccccc" fo:padding-left="0.075in" fo:padding-right="0.075in" fo:padding-top="0in" fo:padding-bottom="0in" fo:border-left="none" fo:border-right="none" fo:border-top="none" fo:border-bottom="2.25pt solid #ffffff" style:writing-mode="lr-tb">
        <style:background-image/>
      </style:table-cell-properties>
    </style:style>
    <style:style style:name="Table14.B1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none" fo:border-bottom="2.25pt solid #ffffff" style:writing-mode="lr-tb">
        <style:background-image/>
      </style:table-cell-properties>
    </style:style>
    <style:style style:name="Table14.A2" style:family="table-cell">
      <style:table-cell-properties style:vertical-align="top" fo:background-color="#f2f2f2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14.B2" style:family="table-cell">
      <style:table-cell-properties style:vertical-align="top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4.C2" style:family="table-cell">
      <style:table-cell-properties style:vertical-align="middle" fo:background-color="#f2f2f2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4.A3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2.25pt solid #ffffff" style:writing-mode="lr-tb">
        <style:background-image/>
      </style:table-cell-properties>
    </style:style>
    <style:style style:name="Table14.B3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4.C3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2.25pt solid #ffffff" style:writing-mode="lr-tb">
        <style:background-image/>
      </style:table-cell-properties>
    </style:style>
    <style:style style:name="Table14.A5" style:family="table-cell">
      <style:table-cell-properties style:vertical-align="top" fo:background-color="#cccccc" fo:padding-left="0.075in" fo:padding-right="0.075in" fo:padding-top="0in" fo:padding-bottom="0in" fo:border-left="none" fo:border-right="none" fo:border-top="2.25pt solid #ffffff" fo:border-bottom="none" style:writing-mode="lr-tb">
        <style:background-image/>
      </style:table-cell-properties>
    </style:style>
    <style:style style:name="Table14.B5" style:family="table-cell">
      <style:table-cell-properties style:vertical-align="top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Table14.C5" style:family="table-cell">
      <style:table-cell-properties style:vertical-align="middle" fo:background-color="#cccccc" fo:padding-left="0.075in" fo:padding-right="0.075in" fo:padding-top="0in" fo:padding-bottom="0in" fo:border-left="2.25pt solid #ffffff" fo:border-right="none" fo:border-top="2.25pt solid #ffffff" fo:border-bottom="none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weight="bold" style:font-weight-asian="bold" style:font-size-complex="12pt" style:font-style-complex="italic"/>
    </style:style>
    <style:style style:name="P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keep-with-next="always"/>
      <style:text-properties fo:font-weight="bold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weight="bold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-0.4902in" fo:margin-top="0.0835in" fo:margin-bottom="0in" style:contextual-spacing="false" fo:orphans="2" fo:widows="2" fo:text-indent="0in" style:auto-text-indent="false"/>
      <style:text-properties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" style:family="paragraph" style:parent-style-name="Header">
      <style:paragraph-properties fo:margin-left="0in" fo:margin-right="0in" fo:margin-top="0in" fo:margin-bottom="0in" style:contextual-spacing="false" style:line-height-at-least="0.1252in" fo:text-indent="0in" style:auto-text-indent="false">
        <style:tab-stops/>
      </style:paragraph-properties>
    </style:style>
    <style:style style:name="P8" style:family="paragraph" style:parent-style-name="Header">
      <style:paragraph-properties fo:margin-left="0in" fo:margin-right="0in" fo:margin-top="0in" fo:margin-bottom="0in" style:contextual-spacing="false" style:line-height-at-least="0.1252in" fo:text-align="center" style:justify-single-word="false" fo:text-indent="0in" style:auto-text-indent="false">
        <style:tab-stops/>
      </style:paragraph-properties>
    </style:style>
    <style:style style:name="P9" style:family="paragraph" style:parent-style-name="Header">
      <style:paragraph-properties fo:margin-left="0in" fo:margin-right="0in" fo:margin-top="0in" fo:margin-bottom="0in" style:contextual-spacing="false" style:line-height-at-least="0.1252in" fo:text-align="end" style:justify-single-word="false" fo:text-indent="0in" style:auto-text-indent="false">
        <style:tab-stops/>
      </style:paragraph-properties>
    </style:style>
    <style:style style:name="P10" style:family="paragraph" style:parent-style-name="Header">
      <style:paragraph-properties fo:margin-left="0in" fo:margin-right="0in" fo:margin-top="0in" fo:margin-bottom="0in" style:contextual-spacing="false" style:line-height-at-least="0.1252in" fo:text-indent="0in" style:auto-text-indent="false">
        <style:tab-stops>
          <style:tab-stop style:position="3in" style:type="center"/>
          <style:tab-stop style:position="6.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weight="bold" style:font-weight-asian="bold" style:font-size-complex="12pt" style:font-style-complex="italic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fo:font-weight="bold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weight="bold" style:font-weight-asian="bold" style:font-size-complex="12pt"/>
    </style:style>
    <style:style style:name="P1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size-complex="12pt"/>
    </style:style>
    <style:style style:name="P1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snap-to-layout-grid="false"/>
      <style:text-properties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style:font-size-complex="12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officeooo:paragraph-rsid="000f84db" style:font-size-complex="12pt"/>
    </style:style>
    <style:style style:name="P20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officeooo:rsid="000f84db" officeooo:paragraph-rsid="000f84db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size="11pt" style:font-size-asian="11pt" style:font-size-complex="12pt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fo:font-size="11pt" style:font-size-asian="11pt" style:font-size-complex="12pt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fo:font-style="italic" style:font-style-asian="italic" style:font-size-complex="12pt"/>
    </style:style>
    <style:style style:name="P25" style:family="paragraph" style:parent-style-name="Standard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fo:font-style="italic" style:font-style-asian="italic" style:font-size-complex="12pt" style:font-weight-complex="bold"/>
    </style:style>
    <style:style style:name="P2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style="italic" fo:font-weight="bold" style:font-style-asian="italic" style:font-weight-asian="bold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language="de" fo:country="DE" style:font-size-complex="12pt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officeooo:paragraph-rsid="000f84db"/>
    </style:style>
    <style:style style:name="P29" style:family="paragraph" style:parent-style-name="Footer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margin-top="0.0835in" fo:margin-bottom="0in" style:contextual-spacing="false" fo:orphans="2" fo:widows="2" fo:text-indent="0in" style:auto-text-indent="false"/>
    </style:style>
    <style:style style:name="P32" style:family="paragraph" style:parent-style-name="Standard">
      <style:paragraph-properties fo:margin-left="0in" fo:margin-right="0in" fo:margin-top="0.0835in" fo:margin-bottom="0in" style:contextual-spacing="false" fo:orphans="2" fo:widows="2" fo:text-indent="0in" style:auto-text-indent="false"/>
      <style:text-properties style:font-size-complex="12pt"/>
    </style:style>
    <style:style style:name="P33" style:family="paragraph" style:parent-style-name="Standard">
      <style:paragraph-properties fo:margin-left="0in" fo:margin-right="0in" fo:margin-top="0.0835in" fo:margin-bottom="0in" style:contextual-spacing="false" fo:orphans="2" fo:widows="2" fo:text-indent="0in" style:auto-text-indent="false"/>
      <style:text-properties fo:font-weight="bold" style:font-weight-asian="bold" style:font-size-complex="12pt" style:font-style-complex="italic"/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Footer">
      <style:paragraph-properties fo:text-align="end" style:justify-single-word="false"/>
    </style:style>
    <style:style style:name="P36" style:family="paragraph" style:parent-style-name="Footer">
      <style:paragraph-properties>
        <style:tab-stops>
          <style:tab-stop style:position="3in" style:type="center"/>
          <style:tab-stop style:position="6.25in" style:type="right"/>
        </style:tab-stops>
      </style:paragraph-properties>
    </style:style>
    <style:style style:name="P37" style:family="paragraph" style:parent-style-name="Standard">
      <style:paragraph-properties fo:margin-left="0in" fo:margin-right="-0.4902in" fo:margin-top="0.0835in" fo:margin-bottom="0in" style:contextual-spacing="false" fo:orphans="2" fo:widows="2" fo:text-indent="0in" style:auto-text-indent="false"/>
      <style:text-properties style:font-size-complex="12pt"/>
    </style:style>
    <style:style style:name="P38" style:family="paragraph" style:parent-style-name="Comment_20_Subject">
      <style:text-properties style:font-style-complex="italic" style:font-weight-complex="normal"/>
    </style:style>
    <style:style style:name="P39" style:family="paragraph" style:parent-style-name="tabletext">
      <style:paragraph-properties fo:margin-top="0in" fo:margin-bottom="0in" style:contextual-spacing="false"/>
    </style:style>
    <style:style style:name="P40" style:family="paragraph" style:parent-style-name="Text_20_body">
      <style:paragraph-properties>
        <style:tab-stops>
          <style:tab-stop style:position="0.25in"/>
        </style:tab-stops>
      </style:paragraph-properties>
    </style:style>
    <style:style style:name="P41" style:family="paragraph" style:parent-style-name="Text_20_body">
      <style:paragraph-properties fo:margin-left="0.25in" fo:margin-right="0in" fo:text-indent="0in" style:auto-text-indent="false"/>
    </style:style>
    <style:style style:name="P42" style:family="paragraph" style:parent-style-name="Text_20_body">
      <style:paragraph-properties fo:margin-left="0.25in" fo:margin-right="0in" fo:text-indent="0in" style:auto-text-indent="false">
        <style:tab-stops>
          <style:tab-stop style:position="0.25in"/>
        </style:tab-stops>
      </style:paragraph-properties>
    </style:style>
    <style:style style:name="P43" style:family="paragraph" style:parent-style-name="Standard">
      <style:paragraph-properties style:snap-to-layout-grid="false"/>
    </style:style>
    <style:style style:name="P44" style:family="paragraph" style:parent-style-name="Standard">
      <style:paragraph-properties style:snap-to-layout-grid="false"/>
      <style:text-properties style:font-size-complex="12pt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/>
      <style:text-properties officeooo:paragraph-rsid="000f84db"/>
    </style:style>
    <style:style style:name="P47" style:family="paragraph" style:parent-style-name="Standard">
      <style:paragraph-properties fo:margin-left="0in" fo:margin-right="-0.2398in" fo:margin-top="0in" fo:margin-bottom="0in" style:contextual-spacing="false" fo:text-align="justify" style:justify-single-word="false" fo:orphans="2" fo:widows="2" fo:text-indent="0in" style:auto-text-indent="false">
        <style:tab-stops>
          <style:tab-stop style:position="0.25in"/>
        </style:tab-stops>
      </style:paragraph-properties>
    </style:style>
    <style:style style:name="P48" style:family="paragraph" style:parent-style-name="Standard">
      <style:paragraph-properties fo:margin-left="0in" fo:margin-right="-0.2398in" fo:margin-top="0in" fo:margin-bottom="0in" style:contextual-spacing="false" fo:text-align="justify" style:justify-single-word="false" fo:orphans="2" fo:widows="2" fo:text-indent="0in" style:auto-text-indent="false"/>
      <style:text-properties fo:font-weight="bold" style:font-weight-asian="bold" style:font-size-complex="12pt" style:font-weight-complex="bold"/>
    </style:style>
    <style:style style:name="P49" style:family="paragraph" style:parent-style-name="Standard">
      <style:paragraph-properties fo:margin-left="0in" fo:margin-right="-0.2398in" fo:margin-top="0in" fo:margin-bottom="0in" style:contextual-spacing="false" fo:text-align="justify" style:justify-single-word="false" fo:orphans="2" fo:widows="2" fo:text-indent="0in" style:auto-text-indent="false"/>
      <style:text-properties fo:font-style="italic" style:font-style-asian="italic" style:font-size-complex="12pt"/>
    </style:style>
    <style:style style:name="P50" style:family="paragraph" style:parent-style-name="Standard">
      <style:paragraph-properties fo:margin-left="0in" fo:margin-right="-0.2398in" fo:margin-top="0in" fo:margin-bottom="0in" style:contextual-spacing="false" fo:text-align="justify" style:justify-single-word="false" fo:orphans="2" fo:widows="2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-0.2398in" fo:margin-top="0in" fo:margin-bottom="0in" style:contextual-spacing="false" fo:text-align="justify" style:justify-single-word="false" fo:orphans="2" fo:widows="2" fo:text-indent="0in" style:auto-text-indent="false"/>
      <style:text-properties style:font-size-complex="12pt"/>
    </style:style>
    <style:style style:name="P52" style:family="paragraph" style:parent-style-name="Standard">
      <style:paragraph-properties fo:margin-left="0in" fo:margin-right="-0.2398in" fo:margin-top="0in" fo:margin-bottom="0in" style:contextual-spacing="false" fo:text-align="justify" style:justify-single-word="false" fo:orphans="2" fo:widows="2" fo:text-indent="0in" style:auto-text-indent="false"/>
      <style:text-properties fo:font-size="11pt" fo:font-weight="bold" style:font-size-asian="11pt" style:font-weight-asian="bold" style:font-size-complex="12pt" style:font-weight-complex="bold"/>
    </style:style>
    <style:style style:name="P53" style:family="paragraph" style:parent-style-name="Standard">
      <style:paragraph-properties fo:margin-left="0.1in" fo:margin-right="-0.2398in" fo:margin-top="0in" fo:margin-bottom="0in" style:contextual-spacing="false" fo:text-align="justify" style:justify-single-word="false" fo:orphans="2" fo:widows="2" fo:text-indent="0in" style:auto-text-indent="false"/>
    </style:style>
    <style:style style:name="P54" style:family="paragraph" style:parent-style-name="Standard">
      <style:paragraph-properties fo:margin-left="0.25in" fo:margin-right="-0.2398in" fo:margin-top="0in" fo:margin-bottom="0in" style:contextual-spacing="false" fo:text-align="justify" style:justify-single-word="false" fo:orphans="2" fo:widows="2" fo:text-indent="0in" style:auto-text-indent="false"/>
    </style:style>
    <style:style style:name="P55" style:family="paragraph" style:parent-style-name="Standard">
      <style:paragraph-properties fo:margin-top="0.0835in" fo:margin-bottom="0in" style:contextual-spacing="false" fo:orphans="2" fo:widows="2"/>
      <style:text-properties officeooo:paragraph-rsid="000f84db"/>
    </style:style>
    <style:style style:name="P56" style:family="paragraph" style:parent-style-name="Standard" style:master-page-name="Standard">
      <style:paragraph-properties style:page-number="auto"/>
    </style:style>
    <style:style style:name="P57" style:family="paragraph" style:parent-style-name="Standard">
      <style:paragraph-properties fo:text-align="center" style:justify-single-word="false"/>
      <style:text-properties officeooo:paragraph-rsid="00104fe0"/>
    </style:style>
    <style:style style:name="P58" style:family="paragraph" style:parent-style-name="Standard" style:list-style-name="WW8Num13">
      <style:paragraph-properties fo:margin-top="0in" fo:margin-bottom="0in" style:contextual-spacing="false" fo:orphans="2" fo:widows="2"/>
      <style:text-properties style:font-size-complex="12pt"/>
    </style:style>
    <style:style style:name="P59" style:family="paragraph" style:parent-style-name="Standard" style:list-style-name="WW8Num12">
      <style:paragraph-properties fo:margin-top="0.0835in" fo:margin-bottom="0in" style:contextual-spacing="false" fo:orphans="2" fo:widows="2"/>
      <style:text-properties style:font-size-complex="12pt"/>
    </style:style>
    <style:style style:name="P60" style:family="paragraph" style:parent-style-name="Standard" style:list-style-name="WW8Num12">
      <style:paragraph-properties fo:margin-top="0.0835in" fo:margin-bottom="0in" style:contextual-spacing="false" fo:orphans="2" fo:widows="2"/>
      <style:text-properties officeooo:paragraph-rsid="000f84db" style:font-size-complex="12pt"/>
    </style:style>
    <style:style style:name="P61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officeooo:paragraph-rsid="00125a6b" style:font-size-complex="12pt"/>
    </style:style>
    <style:style style:name="P6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size-complex="12pt"/>
    </style:style>
    <style:style style:name="P6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weight="bold" style:font-weight-asian="bold" style:font-size-complex="12pt" style:font-weight-complex="bold"/>
    </style:style>
    <style:style style:name="P6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weight="bold" style:font-weight-asian="bold" style:font-size-complex="12pt" style:font-style-complex="italic"/>
    </style:style>
    <style:style style:name="P6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6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fe40e"/>
    </style:style>
    <style:style style:name="P6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fo:keep-with-next="always"/>
      <style:text-properties fo:font-weight="bold" style:font-weight-asian="bold" style:font-size-complex="12pt" style:font-weight-complex="bold"/>
    </style:style>
    <style:style style:name="P6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0f84db"/>
    </style:style>
    <style:style style:name="P69" style:family="paragraph" style:parent-style-name="Standard">
      <style:paragraph-properties fo:margin-left="0in" fo:margin-right="0in" fo:margin-top="0.0835in" fo:margin-bottom="0.0835in" style:contextual-spacing="false" fo:orphans="2" fo:widows="2" fo:text-indent="0in" style:auto-text-indent="false">
        <style:tab-stops>
          <style:tab-stop style:position="2.6583in"/>
          <style:tab-stop style:position="4.3256in"/>
        </style:tab-stops>
      </style:paragraph-properties>
      <style:text-properties officeooo:paragraph-rsid="0017071d"/>
    </style:style>
    <style:style style:name="P70" style:family="paragraph" style:parent-style-name="Standard">
      <style:paragraph-properties fo:margin-left="0in" fo:margin-right="0in" fo:margin-top="0.0835in" fo:margin-bottom="0.0835in" style:contextual-spacing="false" fo:orphans="2" fo:widows="2" fo:text-indent="0in" style:auto-text-indent="false">
        <style:tab-stops>
          <style:tab-stop style:position="2.6583in"/>
          <style:tab-stop style:position="4.3311in"/>
        </style:tab-stops>
      </style:paragraph-properties>
      <style:text-properties officeooo:paragraph-rsid="0017071d"/>
    </style:style>
    <style:style style:name="P71" style:family="paragraph" style:parent-style-name="Standard">
      <style:paragraph-properties fo:margin-left="0in" fo:margin-right="-0.4902in" fo:margin-top="0.0835in" fo:margin-bottom="0in" style:contextual-spacing="false" fo:orphans="2" fo:widows="2" fo:text-indent="0in" style:auto-text-indent="false"/>
      <style:text-properties style:font-size-complex="12pt"/>
    </style:style>
    <style:style style:name="P72" style:family="paragraph">
      <style:paragraph-properties fo:text-align="center" style:writing-mode="lr-tb"/>
    </style:style>
    <style:style style:name="T1" style:family="text">
      <style:text-properties style:font-name="Symbol"/>
    </style:style>
    <style:style style:name="T2" style:family="text">
      <style:text-properties fo:font-weight="bold" style:font-weight-asian="bold" style:font-size-complex="12pt" style:font-style-complex="italic"/>
    </style:style>
    <style:style style:name="T3" style:family="text">
      <style:text-properties fo:font-weight="bold" officeooo:rsid="000ebe0c" style:font-weight-asian="bold" style:font-size-complex="12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style:language-asian="en" style:country-asian="US"/>
    </style:style>
    <style:style style:name="T6" style:family="text">
      <style:text-properties style:font-name="Wingdings 2" fo:font-size="12pt" style:font-size-asian="12pt"/>
    </style:style>
    <style:style style:name="T7" style:family="text">
      <style:text-properties style:font-name="Wingdings 2" fo:font-size="12pt" style:font-size-asian="12pt" style:font-size-complex="12pt"/>
    </style:style>
    <style:style style:name="T8" style:family="text">
      <style:text-properties style:font-name="Wingdings 2" style:font-size-complex="12pt"/>
    </style:style>
    <style:style style:name="T9" style:family="text">
      <style:text-properties fo:font-size="12pt" style:font-size-asian="12pt"/>
    </style:style>
    <style:style style:name="T10" style:family="text">
      <style:text-properties style:font-name="Wingdings" fo:font-size="12pt" style:font-size-asian="12pt"/>
    </style:style>
    <style:style style:name="T11" style:family="text">
      <style:text-properties style:font-size-complex="12pt"/>
    </style:style>
    <style:style style:name="T12" style:family="text">
      <style:text-properties officeooo:rsid="000f84db" style:font-size-complex="12pt"/>
    </style:style>
    <style:style style:name="T13" style:family="text">
      <style:text-properties officeooo:rsid="000f84db" style:font-size-complex="12pt" fo:padding="0.0201in" fo:border="0.06pt solid #000000" style:shadow="none"/>
    </style:style>
    <style:style style:name="T14" style:family="text">
      <style:text-properties officeooo:rsid="000fe40e" style:font-size-complex="12pt"/>
    </style:style>
    <style:style style:name="T15" style:family="text">
      <style:text-properties officeooo:rsid="00138623" style:font-size-complex="12pt"/>
    </style:style>
    <style:style style:name="T16" style:family="text">
      <style:text-properties officeooo:rsid="00138623" style:font-size-complex="12pt" fo:padding="0.0201in" fo:border="0.06pt solid #000000" style:shadow="none"/>
    </style:style>
    <style:style style:name="T17" style:family="text">
      <style:text-properties officeooo:rsid="001575b4" style:font-size-complex="12pt"/>
    </style:style>
    <style:style style:name="T18" style:family="text">
      <style:text-properties fo:color="#000000" style:font-name="Times New Roman" fo:font-size="10pt" style:font-size-asian="10pt" style:font-name-complex="Times New Roman" style:font-size-complex="12pt"/>
    </style:style>
    <style:style style:name="T19" style:family="text">
      <style:text-properties fo:language="de" fo:country="DE" style:font-size-complex="12pt"/>
    </style:style>
    <style:style style:name="T20" style:family="text">
      <style:text-properties fo:font-style="italic" style:font-style-asian="italic"/>
    </style:style>
    <style:style style:name="T21" style:family="text">
      <style:text-properties fo:padding="0.0201in" fo:border="0.06pt solid #000000" style:shadow="none"/>
    </style:style>
    <style:style style:name="T22" style:family="text">
      <style:text-properties officeooo:rsid="000f84db"/>
    </style:style>
    <style:style style:name="T23" style:family="text">
      <style:text-properties officeooo:rsid="000f84db" fo:padding="0.0201in" fo:border="0.06pt solid #000000" style:shadow="none"/>
    </style:style>
    <style:style style:name="T24" style:family="text">
      <style:text-properties officeooo:rsid="000fe40e"/>
    </style:style>
    <style:style style:name="T25" style:family="text">
      <style:text-properties officeooo:rsid="00104fe0"/>
    </style:style>
    <style:style style:name="T26" style:family="text">
      <style:text-properties officeooo:rsid="00104fe0" fo:padding="0.0201in" fo:border="0.06pt solid #000000" style:shadow="none"/>
    </style:style>
    <style:style style:name="T27" style:family="text">
      <style:text-properties officeooo:rsid="0011e285"/>
    </style:style>
    <style:style style:name="T28" style:family="text">
      <style:text-properties officeooo:rsid="00125a6b"/>
    </style:style>
    <style:style style:name="T29" style:family="text">
      <style:text-properties officeooo:rsid="00125a6b" fo:padding="0.0201in" fo:border="0.06pt solid #000000" style:shadow="none"/>
    </style:style>
    <style:style style:name="T30" style:family="text">
      <style:text-properties officeooo:rsid="00138623"/>
    </style:style>
    <style:style style:name="T31" style:family="text">
      <style:text-properties fo:color="#800000" style:font-name="Wingdings 2" fo:font-size="12pt" style:font-size-asian="12pt" style:font-size-complex="12pt"/>
    </style:style>
    <style:style style:name="T32" style:family="text">
      <style:text-properties fo:color="#800000" style:font-name="Times New Roman" fo:font-size="10pt" style:font-size-asian="10pt" style:font-name-complex="Times New Roman" style:font-size-complex="12pt"/>
    </style:style>
    <style:style style:name="T33" style:family="text">
      <style:text-properties fo:color="#800000" style:font-size-complex="12pt"/>
    </style:style>
    <style:style style:name="T34" style:family="text">
      <style:text-properties fo:color="#ffff00" style:font-name="Wingdings 2" fo:font-size="12pt" style:font-size-asian="12pt" style:font-size-complex="12pt"/>
    </style:style>
    <style:style style:name="T35" style:family="text">
      <style:text-properties fo:color="#cc9900" style:font-name="Wingdings 2" fo:font-size="12pt" style:font-size-asian="12pt" style:font-size-complex="12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 fo:column-gap="0.5in">
          <style:column style:rel-width="21845*" fo:start-indent="0in" fo:end-indent="0.25in"/>
          <style:column style:rel-width="21845*" fo:start-indent="0.25in" fo:end-indent="0.25in"/>
          <style:column style:rel-width="21845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gr1" style:family="graphic">
      <style:graphic-properties draw:stroke="solid" svg:stroke-width="0.0209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5055488" text:id="ct45055488">
          <text:insertion>
            <office:change-info>
              <dc:creator>chee</dc:creator>
              <dc:date>2012-01-11T10:45:00</dc:date>
            </office:change-info>
          </text:insertion>
        </text:changed-region>
        <text:changed-region xml:id="ct45057248" text:id="ct45057248">
          <text:insertion>
            <office:change-info>
              <dc:creator>chee</dc:creator>
              <dc:date>2012-01-11T10:46:00</dc:date>
            </office:change-info>
          </text:insertion>
        </text:changed-region>
        <text:changed-region xml:id="ct45058496" text:id="ct45058496">
          <text:insertion>
            <office:change-info>
              <dc:creator>chee</dc:creator>
              <dc:date>2012-01-11T10:45:00</dc:date>
            </office:change-info>
          </text:insertion>
        </text:changed-region>
        <text:changed-region xml:id="ct45386752" text:id="ct45386752">
          <text:insertion>
            <office:change-info>
              <dc:creator>chee</dc:creator>
              <dc:date>2012-01-11T10:46:00</dc:date>
            </office:change-info>
          </text:insertion>
        </text:changed-region>
        <text:changed-region xml:id="ct45260576" text:id="ct45260576">
          <text:insertion>
            <office:change-info>
              <dc:creator>chee</dc:creator>
              <dc:date>2012-01-11T10:47:00</dc:date>
            </office:change-info>
          </text:insertion>
        </text:changed-region>
        <text:changed-region xml:id="ct45066128" text:id="ct45066128">
          <text:insertion>
            <office:change-info>
              <dc:creator>chee</dc:creator>
              <dc:date>2012-01-11T10:45:00</dc:date>
            </office:change-info>
          </text:insertion>
        </text:changed-region>
        <text:changed-region xml:id="ct45068736" text:id="ct45068736">
          <text:insertion>
            <office:change-info>
              <dc:creator>chee</dc:creator>
              <dc:date>2012-01-11T10:47:00</dc:date>
            </office:change-info>
          </text:insertion>
        </text:changed-region>
        <text:changed-region xml:id="ct45117760" text:id="ct45117760">
          <text:insertion>
            <office:change-info>
              <dc:creator>chee</dc:creator>
              <dc:date>2012-01-11T10:45:00</dc:date>
            </office:change-info>
          </text:insertion>
        </text:changed-region>
        <text:changed-region xml:id="ct45066528" text:id="ct45066528">
          <text:insertion>
            <office:change-info>
              <dc:creator>chee</dc:creator>
              <dc:date>2012-01-11T10:48:00</dc:date>
            </office:change-info>
          </text:insertion>
        </text:changed-region>
        <text:changed-region xml:id="ct45351248" text:id="ct45351248">
          <text:deletion>
            <office:change-info>
              <dc:creator>chee</dc:creator>
              <dc:date>2012-01-11T10:49:00</dc:date>
            </office:change-info>
            <text:p text:style-name="P1">_</text:p>
          </text:deletion>
        </text:changed-region>
        <text:changed-region xml:id="ct45351056" text:id="ct45351056">
          <text:deletion>
            <office:change-info>
              <dc:creator>chee</dc:creator>
              <dc:date>2012-01-11T10:48:00</dc:date>
            </office:change-info>
            <text:p text:style-name="P1">__</text:p>
          </text:deletion>
        </text:changed-region>
        <text:changed-region xml:id="ct45194400" text:id="ct45194400">
          <text:deletion>
            <office:change-info>
              <dc:creator>chee</dc:creator>
              <dc:date>2012-01-11T10:49:00</dc:date>
            </office:change-info>
            <text:p text:style-name="P1">_____________________________________________________________________________________________</text:p>
          </text:deletion>
        </text:changed-region>
        <text:changed-region xml:id="ct45352064" text:id="ct45352064">
          <text:deletion>
            <office:change-info>
              <dc:creator>chee</dc:creator>
              <dc:date>2012-01-11T10:49:00</dc:date>
            </office:change-info>
            <text:p text:style-name="P2"/>
            <text:p text:style-name="P3"/>
          </text:deletion>
        </text:changed-region>
        <text:changed-region xml:id="ct45298240" text:id="ct45298240">
          <text:insertion>
            <office:change-info>
              <dc:creator>chee</dc:creator>
              <dc:date>2012-01-11T10:49:00</dc:date>
            </office:change-info>
          </text:insertion>
        </text:changed-region>
        <text:changed-region xml:id="ct45116064" text:id="ct45116064">
          <text:deletion>
            <office:change-info>
              <dc:creator>chee</dc:creator>
              <dc:date>2012-01-11T10:49:00</dc:date>
            </office:change-info>
            <text:p text:style-name="P4"/>
            <text:p text:style-name="P4"/>
          </text:deletion>
        </text:changed-region>
        <text:changed-region xml:id="ct44244256" text:id="ct44244256">
          <text:deletion>
            <office:change-info>
              <dc:creator>chee</dc:creator>
              <dc:date>2012-01-11T10:49:00</dc:date>
            </office:change-info>
            <text:p text:style-name="P5"/>
            <text:p text:style-name="P5"/>
          </text:deletion>
        </text:changed-region>
        <text:changed-region xml:id="ct44055200" text:id="ct44055200">
          <text:insertion>
            <office:change-info>
              <dc:creator>chee</dc:creator>
              <dc:date>2012-01-11T10:49:00</dc:date>
            </office:change-info>
          </text:insertion>
        </text:changed-region>
        <text:changed-region xml:id="ct46182688" text:id="ct46182688">
          <text:deletion>
            <office:change-info>
              <dc:creator>chee</dc:creator>
              <dc:date>2012-01-11T10:49:00</dc:date>
            </office:change-info>
            <text:p text:style-name="P6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Heading"><text:title>Application Form</text:title></text:p>
      <text:p text:style-name="P30">File No.: <field:fieldmark-start text:name="__Fieldmark__82_679354193" field:type="vnd.oasis.opendocument.field.FORMTEXT"><field:param field:name="Description" field:value=""/><field:param field:name="Name" field:value="Text1"/></field:fieldmark-start><text:span text:style-name="T5">&lt;Fiel No.&gt;</text:span><field:fieldmark-end/></text:p>
      <text:p text:style-name="P48">POSITION APPLIED </text:p>
      <text:p text:style-name="P49">Please check one or more</text:p>
      <text:p text:style-name="P54"/>
      <text:section text:style-name="Sect1" text:name="Section1">
        <text:p text:style-name="P42"><text:span text:style-name="T6"></text:span><text:span text:style-name="T9"> </text:span>C/C++</text:p>
        <text:p text:style-name="P41"><text:span text:style-name="T10"></text:span> <text:s/>Java</text:p>
        <text:p text:style-name="P41"><text:span text:style-name="T10"></text:span><text:span text:style-name="T9"> </text:span>Web/.NET/Database</text:p>
        <text:p text:style-name="Text_20_body"><text:span text:style-name="T10"></text:span><text:span text:style-name="T9"> </text:span>Network developer/ tester</text:p>
        <text:p text:style-name="Text_20_body"><text:span text:style-name="T10"></text:span><text:span text:style-name="T9"> </text:span>Network administrator</text:p>
        <text:p text:style-name="Text_20_body"><text:span text:style-name="T10"></text:span><text:span text:style-name="T9"> </text:span>Quality Assurance</text:p>
        <text:p text:style-name="P40"><text:span text:style-name="T10"></text:span><text:span text:style-name="T9"> </text:span>Quality Control</text:p>
        <text:p text:style-name="P40"><text:span text:style-name="T10"></text:span><text:span text:style-name="T9"> </text:span>Telecom engineer</text:p>
        <text:p text:style-name="P47"><text:span text:style-name="T10"></text:span><text:span text:style-name="T9"> </text:span>HR staff</text:p>
      </text:section>
      <text:section text:style-name="Sect2" text:name="Section2">
        <text:p text:style-name="P53"/>
        <text:p text:style-name="P48">PERSONAL INFORMATION</text:p>
        <text:p text:style-name="P5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5">Name: <text:span text:style-name="T25">NGUYEN THI NHU</text:span></text:p>
            </table:table-cell>
            <table:table-cell table:style-name="Table1.A1" office:value-type="string">
              <text:p text:style-name="P66"><text:span text:style-name="T11"><text:s text:c="7"/></text:span><text:span text:style-name="T8"></text:span><text:span text:style-name="T11"> <text:s text:c="2"/></text:span><text:span text:style-name="T14">Fem</text:span><text:span text:style-name="T11">ale</text:span></text:p>
              <text:list xml:id="list3145732085830244560" text:style-name="WW8Num13">
                <text:list-item>
                  <text:p text:style-name="P58"><text:span text:style-name="T24">M</text:span>ale</text:p>
                </text:list-item>
              </text:list>
            </table:table-cell>
            <table:table-cell table:style-name="Table1.C1" office:value-type="string">
              <text:p text:style-name="P5">Date of Birth: <text:span text:style-name="T25">30/09/1994</text:span></text:p>
            </table:table-cell>
          </table:table-row>
          <table:table-row table:style-name="Table1.2">
            <table:table-cell table:style-name="Table1.A2" table:number-rows-spanned="2" table:number-columns-spanned="2" office:value-type="string">
              <text:p text:style-name="P6"><text:span text:style-name="T11">Home Address: </text:span><text:span text:style-name="T17">Giay Lang,Hoa Dong, Vinh Chau, Soc Trang</text:span></text:p>
            </table:table-cell>
            <table:covered-table-cell/>
            <table:table-cell table:style-name="Table1.C1" office:value-type="string">
              <text:p text:style-name="P5">Phone: +8<text:span text:style-name="T25">41634070837</text:span></text:p>
            </table:table-cell>
          </table:table-row>
          <table:table-row table:style-name="Table1.3">
            <table:covered-table-cell/>
            <table:covered-table-cell/>
            <table:table-cell table:style-name="Table1.C1" office:value-type="string">
              <text:p text:style-name="P5">Email: <text:span text:style-name="T25">ntnhu@tma.com.vn</text:span></text:p>
            </table:table-cell>
          </table:table-row>
          <table:table-row table:style-name="Table1.4">
            <table:table-cell table:style-name="Table1.C1" table:number-columns-spanned="3" office:value-type="string">
              <text:p text:style-name="P5">How did you find out about this job opening?</text:p>
              <text:p text:style-name="Standard"><text:span text:style-name="T8"><text:s text:c="2"/></text:span><text:span text:style-name="T11"><text:s text:c="3"/>TMA employee</text:span></text:p>
              <text:p text:style-name="P55"><text:span text:style-name="T8"><text:s text:c="2"/> <text:s/></text:span><text:span text:style-name="T11">University Job listing</text:span></text:p>
              <text:list xml:id="list7272173407188064288" text:style-name="WW8Num12">
                <text:list-item>
                  <text:p text:style-name="P60">Newspaper (identify) </text:p>
                </text:list-item>
                <text:list-item>
                  <text:p text:style-name="P59">Other (Please explain): ___________________________</text:p>
                </text:list-item>
              </text:list>
              <text:p text:style-name="P5"/>
            </table:table-cell>
            <table:covered-table-cell/>
            <table:covered-table-cell/>
          </table:table-row>
          <table:table-row table:style-name="Table1.5">
            <table:table-cell table:style-name="Table1.A5" table:number-columns-spanned="3" office:value-type="string">
              <text:p text:style-name="P5"/>
            </table:table-cell>
            <table:covered-table-cell/>
            <table:covered-table-cell/>
          </table:table-row>
          <table:table-row table:style-name="Table1.6">
            <table:table-cell table:style-name="Table1.A5" table:number-columns-spanned="3" office:value-type="string">
              <text:p text:style-name="P5"/>
            </table:table-cell>
            <table:covered-table-cell/>
            <table:covered-table-cell/>
          </table:table-row>
        </table:table>
        <text:p text:style-name="P22"/>
        <text:p text:style-name="P12">EDUCATION</text:p>
        <text:p text:style-name="P24">Please list all schools beginning with most recent.</text:p>
        <text:p text:style-name="P2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office:value-type="string">
              <text:p text:style-name="P16">University / College</text:p>
            </table:table-cell>
            <table:table-cell table:style-name="Table2.A1" office:value-type="string">
              <text:p text:style-name="P16">Department</text:p>
            </table:table-cell>
            <table:table-cell table:style-name="Table2.A1" office:value-type="string">
              <text:p text:style-name="P16">Graduation Year</text:p>
            </table:table-cell>
            <table:table-cell table:style-name="Table2.A1" office:value-type="string">
              <text:p text:style-name="P16">Grade</text:p>
            </table:table-cell>
            <table:table-cell table:style-name="Table2.E1" office:value-type="string">
              <text:p text:style-name="P16">Expected Graduation Date (if not graduated yet)</text:p>
            </table:table-cell>
          </table:table-row>
          <table:table-row table:style-name="Table2.2">
            <table:table-cell table:style-name="Table2.A2" office:value-type="string">
              <text:p text:style-name="P5">CAN THO UNIVERSITY</text:p>
              <text:p text:style-name="P5"/>
            </table:table-cell>
            <table:table-cell table:style-name="Table2.A2" office:value-type="string">
              <text:p text:style-name="P20">College of Engineering</text:p>
              <text:p text:style-name="P20">Technology</text:p>
            </table:table-cell>
            <table:table-cell table:style-name="Table2.A2" office:value-type="string">
              <text:p text:style-name="P15"/>
            </table:table-cell>
            <table:table-cell table:style-name="Table2.A2" office:value-type="string">
              <text:p text:style-name="P15"/>
            </table:table-cell>
            <table:table-cell table:style-name="Table2.E2" office:value-type="string">
              <text:p text:style-name="P5"><text:span text:style-name="T22">9</text:span>/2017</text:p>
            </table:table-cell>
          </table:table-row>
          <table:table-row table:style-name="Table2.3">
            <table:table-cell table:style-name="Table2.A2" office:value-type="string">
              <text:p text:style-name="P15"/>
              <text:p text:style-name="P5"/>
            </table:table-cell>
            <table:table-cell table:style-name="Table2.A2" office:value-type="string">
              <text:p text:style-name="P15"/>
            </table:table-cell>
            <table:table-cell table:style-name="Table2.A2" office:value-type="string">
              <text:p text:style-name="P15"/>
            </table:table-cell>
            <table:table-cell table:style-name="Table2.A2" office:value-type="string">
              <text:p text:style-name="P15"/>
            </table:table-cell>
            <table:table-cell table:style-name="Table2.E2" office:value-type="string">
              <text:p text:style-name="P15"/>
            </table:table-cell>
          </table:table-row>
          <table:table-row table:style-name="Table2.4">
            <table:table-cell table:style-name="Table2.A2" office:value-type="string">
              <text:p text:style-name="P15"/>
            </table:table-cell>
            <table:table-cell table:style-name="Table2.A2" office:value-type="string">
              <text:p text:style-name="P15"/>
            </table:table-cell>
            <table:table-cell table:style-name="Table2.A2" office:value-type="string">
              <text:p text:style-name="P15"/>
            </table:table-cell>
            <table:table-cell table:style-name="Table2.A2" office:value-type="string">
              <text:p text:style-name="P15"/>
            </table:table-cell>
            <table:table-cell table:style-name="Table2.E2" office:value-type="string">
              <text:p text:style-name="P15"/>
            </table:table-cell>
          </table:table-row>
        </table:table>
        <text:p text:style-name="P22"/>
        <text:p text:style-name="P48">EMPLOYMENT HISTORY</text:p>
        <text:p text:style-name="P5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5">Company Name:</text:p>
            </table:table-cell>
            <table:table-cell table:style-name="Table3.B1" office:value-type="string">
              <text:p text:style-name="P5">Position Title:</text:p>
            </table:table-cell>
          </table:table-row>
          <table:table-row table:style-name="Table3.2">
            <table:table-cell table:style-name="Table3.A1" office:value-type="string">
              <text:p text:style-name="P5">From date: __________ <text:s text:c="8"/>To date: ___________</text:p>
            </table:table-cell>
            <table:table-cell table:style-name="Table3.B1" office:value-type="string">
              <text:p text:style-name="P5">Salary: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P32">Main duties: </text:p>
              <text:p text:style-name="P5"/>
            </table:table-cell>
            <table:covered-table-cell/>
          </table:table-row>
        </table:table>
        <text:p text:style-name="P52"/>
        <text:p text:style-name="P52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5">Company Name:</text:p>
            </table:table-cell>
            <table:table-cell table:style-name="Table4.A1" office:value-type="string">
              <text:p text:style-name="P5">Position Title:</text:p>
            </table:table-cell>
            <table:table-cell table:style-name="Table4.C1" office:value-type="string">
              <text:p text:style-name="P44"/>
            </table:table-cell>
          </table:table-row>
          <table:table-row table:style-name="Table4.2">
            <table:table-cell table:style-name="Table4.A1" office:value-type="string">
              <text:p text:style-name="P5">From date: __________ <text:s text:c="8"/>To date: ___________</text:p>
            </table:table-cell>
            <table:table-cell table:style-name="Table4.A1" office:value-type="string">
              <text:p text:style-name="P5">Salary:</text:p>
            </table:table-cell>
            <table:table-cell table:style-name="Table4.C2" office:value-type="string">
              <text:p text:style-name="P44"/>
            </table:table-cell>
          </table:table-row>
          <table:table-row table:style-name="Table4.3">
            <table:table-cell table:style-name="Table4.A1" table:number-columns-spanned="2" office:value-type="string">
              <text:p text:style-name="P32">Main duties: </text:p>
              <text:p text:style-name="P5"/>
            </table:table-cell>
            <table:covered-table-cell/>
            <table:table-cell table:style-name="Table4.C3" office:value-type="string">
              <text:p text:style-name="P44"/>
            </table:table-cell>
          </table:table-row>
          <table:table-row table:style-name="Table4.3">
            <table:table-cell table:style-name="Table4.A1" table:number-columns-spanned="2" office:value-type="string">
              <text:p text:style-name="P69"><text:change-start text:change-id="ct45055488"/><text:span text:style-name="T18">Ever attended Internship at SDC ?</text:span><text:change-end text:change-id="ct45055488"/><text:change-start text:change-id="ct45057248"/><text:span text:style-name="T11"><text:tab/></text:span><text:change-end text:change-id="ct45057248"/><text:change-start text:change-id="ct45058496"/><text:span text:style-name="T18">Yes</text:span><text:change-end text:change-id="ct45058496"/><text:change-start text:change-id="ct45386752"/><text:span text:style-name="T11"> <text:s text:c="3"/></text:span><text:change-end text:change-id="ct45386752"/><text:change-start text:change-id="ct45260576"/><text:span text:style-name="T10"></text:span><text:span text:style-name="T9"><text:tab/></text:span><text:change-end text:change-id="ct45260576"/><text:change-start text:change-id="ct45066128"/><text:span text:style-name="T32">No</text:span><text:change-end text:change-id="ct45066128"/><text:change-start text:change-id="ct45068736"/><text:span text:style-name="T33"> <text:s text:c="3"/></text:span><text:change-end text:change-id="ct45068736"/><text:span text:style-name="T35"></text:span><text:change-start text:change-id="ct45117760"/></text:p>
              <text:p text:style-name="P70"><text:span text:style-name="T18">Ever attended Training Course at TTC ?    </text:span><text:change-end text:change-id="ct45117760"/><text:change-start text:change-id="ct45066528"/><text:span text:style-name="T11"><text:tab/>Yes <text:s text:c="3"/></text:span><text:span text:style-name="T10"></text:span><text:span text:style-name="T9"><text:tab/></text:span><text:span text:style-name="T11">No <text:s text:c="3"/></text:span><text:change-end text:change-id="ct45066528"/><text:span text:style-name="T35"></text:span></text:p>
            </table:table-cell>
            <table:covered-table-cell/>
            <table:table-cell table:style-name="Table4.C4" office:value-type="string">
              <text:p text:style-name="P44"/>
            </table:table-cell>
          </table:table-row>
          <table:table-row table:style-name="Table4.5">
            <table:table-cell table:style-name="Table4.A5" table:number-columns-spanned="3" office:value-type="string">
              <text:p text:style-name="P17"><text:span text:style-name="T4">SKILLS/CERTIFICATIONS/ PROGRAMMING LANGUAGES:</text:span> </text:p>
              <text:p text:style-name="P24"/>
              <text:p text:style-name="P25">Programming Languages</text:p>
              <text:p text:style-name="P38">C/C++ </text:p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row table:style-name="Table5.1">
                  <table:table-cell table:style-name="Table5.A1" office:value-type="string">
                    <text:p text:style-name="P45">Skills</text:p>
                  </table:table-cell>
                  <table:table-cell table:style-name="Table5.B1" office:value-type="string">
                    <text:p text:style-name="P45">Months of experience</text:p>
                  </table:table-cell>
                  <table:table-cell table:style-name="Table5.B1" office:value-type="string">
                    <text:p text:style-name="P45">Rank (1 for beginner; 5 for expert). Please circle one</text:p>
                  </table:table-cell>
                </table:table-row>
                <table:table-row table:style-name="Table5.1">
                  <table:table-cell table:style-name="Table5.A2" office:value-type="string">
                    <text:p text:style-name="Standard">ANSI C </text:p>
                  </table:table-cell>
                  <table:table-cell table:style-name="Table5.B2" office:value-type="string">
                    <text:p text:style-name="P43"/>
                  </table:table-cell>
                  <table:table-cell table:style-name="Table5.C2" office:value-type="string">
                    <text:p text:style-name="P57">1 2 <text:s/><text:span text:style-name="T25">3 </text:span>4 5</text:p>
                  </table:table-cell>
                </table:table-row>
                <table:table-row table:style-name="Table5.1">
                  <table:table-cell table:style-name="Table5.A3" office:value-type="string">
                    <text:p text:style-name="Standard">C++</text:p>
                  </table:table-cell>
                  <table:table-cell table:style-name="Table5.B3" office:value-type="string">
                    <text:p text:style-name="P43"/>
                  </table:table-cell>
                  <table:table-cell table:style-name="Table5.C3" office:value-type="string">
                    <text:p text:style-name="P68"><text:span text:style-name="T27"><text:s text:c="3"/>1 </text:span>2 <text:span text:style-name="T22">3 </text:span>4 5</text:p>
                  </table:table-cell>
                </table:table-row>
                <table:table-row table:style-name="Table5.1">
                  <table:table-cell table:style-name="Table5.A2" office:value-type="string">
                    <text:p text:style-name="Standard">STL </text:p>
                  </table:table-cell>
                  <table:table-cell table:style-name="Table5.B2" office:value-type="string">
                    <text:p text:style-name="P43"/>
                  </table:table-cell>
                  <table:table-cell table:style-name="Table5.C2" office:value-type="string">
                    <text:p text:style-name="P45">1 2 3 4 5</text:p>
                  </table:table-cell>
                </table:table-row>
                <table:table-row table:style-name="Table5.1">
                  <table:table-cell table:style-name="Table5.A3" office:value-type="string">
                    <text:p text:style-name="Standard">Network Programming</text:p>
                  </table:table-cell>
                  <table:table-cell table:style-name="Table5.B3" office:value-type="string">
                    <text:p text:style-name="P43"/>
                  </table:table-cell>
                  <table:table-cell table:style-name="Table5.C3" office:value-type="string">
                    <text:p text:style-name="P45">1 2 3 4 5</text:p>
                  </table:table-cell>
                </table:table-row>
                <table:table-row table:style-name="Table5.1">
                  <table:table-cell table:style-name="Table5.A2" office:value-type="string">
                    <text:p text:style-name="Standard">Socket Programming</text:p>
                  </table:table-cell>
                  <table:table-cell table:style-name="Table5.B2" office:value-type="string">
                    <text:p text:style-name="P43"/>
                  </table:table-cell>
                  <table:table-cell table:style-name="Table5.C2" office:value-type="string">
                    <text:p text:style-name="P45">1 2 3 4 5</text:p>
                  </table:table-cell>
                </table:table-row>
                <table:table-row table:style-name="Table5.1">
                  <table:table-cell table:style-name="Table5.A3" office:value-type="string">
                    <text:p text:style-name="Standard">MFC/WinAPI</text:p>
                  </table:table-cell>
                  <table:table-cell table:style-name="Table5.B3" office:value-type="string">
                    <text:p text:style-name="P43"/>
                  </table:table-cell>
                  <table:table-cell table:style-name="Table5.C3" office:value-type="string">
                    <text:p text:style-name="P45"><text:span text:style-name="T22">1 2</text:span> 3 4 5</text:p>
                  </table:table-cell>
                </table:table-row>
                <table:table-row table:style-name="Table5.1">
                  <table:table-cell table:style-name="Table5.A2" office:value-type="string">
                    <text:p text:style-name="Standard">Linux Programming</text:p>
                  </table:table-cell>
                  <table:table-cell table:style-name="Table5.B2" office:value-type="string">
                    <text:p text:style-name="P43"/>
                  </table:table-cell>
                  <table:table-cell table:style-name="Table5.C2" office:value-type="string">
                    <text:p text:style-name="P46"><text:span text:style-name="T30">1 </text:span>2 3 4 5</text:p>
                  </table:table-cell>
                </table:table-row>
                <table:table-row table:style-name="Table5.1">
                  <table:table-cell table:style-name="Table5.A3" office:value-type="string">
                    <text:p text:style-name="Standard">Multi-threads/processes programming</text:p>
                  </table:table-cell>
                  <table:table-cell table:style-name="Table5.B3" office:value-type="string">
                    <text:p text:style-name="P43"/>
                  </table:table-cell>
                  <table:table-cell table:style-name="Table5.C3" office:value-type="string">
                    <text:p text:style-name="P46"><text:span text:style-name="T22">1 2</text:span> 3 4 5</text:p>
                  </table:table-cell>
                </table:table-row>
                <table:table-row table:style-name="Table5.1">
                  <table:table-cell table:style-name="Table5.A10" office:value-type="string">
                    <text:p text:style-name="Standard">Multi processors programming</text:p>
                  </table:table-cell>
                  <table:table-cell table:style-name="Table5.B10" office:value-type="string">
                    <text:p text:style-name="P43"/>
                  </table:table-cell>
                  <table:table-cell table:style-name="Table5.C10" office:value-type="string">
                    <text:p text:style-name="P45">1 2 3 4 5</text:p>
                  </table:table-cell>
                </table:table-row>
              </table:table>
              <text:p text:style-name="P26"/>
              <text:p text:style-name="P1">Java </text:p>
              <table:table table:name="Table6" table:style-name="Table6">
                <table:table-column table:style-name="Table6.A"/>
                <table:table-column table:style-name="Table6.B"/>
                <table:table-column table:style-name="Table6.C"/>
                <table:table-row table:style-name="Table6.1">
                  <table:table-cell table:style-name="Table6.A1" office:value-type="string">
                    <text:p text:style-name="P18">Skills</text:p>
                  </table:table-cell>
                  <table:table-cell table:style-name="Table6.B1" office:value-type="string">
                    <text:p text:style-name="P18">Months of experience</text:p>
                  </table:table-cell>
                  <table:table-cell table:style-name="Table6.B1" office:value-type="string">
                    <text:p text:style-name="P18">Rank (1 for beginer; 5 for expert). Please circle one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5">Java </text:p>
                  </table:table-cell>
                  <table:table-cell table:style-name="Table6.B2" office:value-type="string">
                    <text:p text:style-name="P15"/>
                  </table:table-cell>
                  <table:table-cell table:style-name="Table6.C2" office:value-type="string">
                    <text:p text:style-name="P18">1 2 3 4 5</text:p>
                  </table:table-cell>
                </table:table-row>
                <table:table-row table:style-name="Table6.1">
                  <table:table-cell table:style-name="Table6.A3" office:value-type="string">
                    <text:p text:style-name="P5">J2EE </text:p>
                  </table:table-cell>
                  <table:table-cell table:style-name="Table6.B3" office:value-type="string">
                    <text:p text:style-name="P15"/>
                  </table:table-cell>
                  <table:table-cell table:style-name="Table6.C3" office:value-type="string">
                    <text:p text:style-name="P18">1 2 3 4 5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5">J2SE </text:p>
                  </table:table-cell>
                  <table:table-cell table:style-name="Table6.B2" office:value-type="string">
                    <text:p text:style-name="P15"/>
                  </table:table-cell>
                  <table:table-cell table:style-name="Table6.C2" office:value-type="string">
                    <text:p text:style-name="P18">1 2 3 4 5</text:p>
                  </table:table-cell>
                </table:table-row>
                <table:table-row table:style-name="Table6.1">
                  <table:table-cell table:style-name="Table6.A3" office:value-type="string">
                    <text:p text:style-name="P5">Java Networking </text:p>
                  </table:table-cell>
                  <table:table-cell table:style-name="Table6.B3" office:value-type="string">
                    <text:p text:style-name="P15"/>
                  </table:table-cell>
                  <table:table-cell table:style-name="Table6.C3" office:value-type="string">
                    <text:p text:style-name="P18">1 2 3 4 5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5">Java XML </text:p>
                  </table:table-cell>
                  <table:table-cell table:style-name="Table6.B2" office:value-type="string">
                    <text:p text:style-name="P15"/>
                  </table:table-cell>
                  <table:table-cell table:style-name="Table6.C2" office:value-type="string">
                    <text:p text:style-name="P18">1 2 3 4 5</text:p>
                  </table:table-cell>
                </table:table-row>
                <table:table-row table:style-name="Table6.1">
                  <table:table-cell table:style-name="Table6.A3" office:value-type="string">
                    <text:p text:style-name="P5">Bean, EJB </text:p>
                  </table:table-cell>
                  <table:table-cell table:style-name="Table6.B3" office:value-type="string">
                    <text:p text:style-name="P15"/>
                  </table:table-cell>
                  <table:table-cell table:style-name="Table6.C3" office:value-type="string">
                    <text:p text:style-name="P18">1 2 3 4 5</text:p>
                  </table:table-cell>
                </table:table-row>
                <table:table-row table:style-name="Table6.1">
                  <table:table-cell table:style-name="Table6.A8" office:value-type="string">
                    <text:p text:style-name="P5">Servlet </text:p>
                  </table:table-cell>
                  <table:table-cell table:style-name="Table6.B8" office:value-type="string">
                    <text:p text:style-name="P15"/>
                  </table:table-cell>
                  <table:table-cell table:style-name="Table6.C8" office:value-type="string">
                    <text:p text:style-name="P18">1 2 3 4 5</text:p>
                  </table:table-cell>
                </table:table-row>
              </table:table>
              <text:p text:style-name="P13"/>
              <text:p text:style-name="P13">.Net </text:p>
              <table:table table:name="Table7" table:style-name="Table7">
                <table:table-column table:style-name="Table7.A"/>
                <table:table-column table:style-name="Table7.B"/>
                <table:table-column table:style-name="Table7.C"/>
                <table:table-row table:style-name="Table7.1">
                  <table:table-cell table:style-name="Table7.A1" office:value-type="string">
                    <text:p text:style-name="P18">Skills</text:p>
                  </table:table-cell>
                  <table:table-cell table:style-name="Table7.B1" office:value-type="string">
                    <text:p text:style-name="P18">Months of experience</text:p>
                  </table:table-cell>
                  <table:table-cell table:style-name="Table7.B1" office:value-type="string">
                    <text:p text:style-name="P18">Rank (1 for beginer; 5 for expert). Please circle one</text:p>
                  </table:table-cell>
                </table:table-row>
                <table:table-row table:style-name="Table7.1">
                  <table:table-cell table:style-name="Table7.A2" office:value-type="string">
                    <text:p text:style-name="P6"><text:span text:style-name="T11">ADO</text:span><text:span text:style-name="T19">.Net </text:span></text:p>
                  </table:table-cell>
                  <table:table-cell table:style-name="Table7.B2" office:value-type="string">
                    <text:p text:style-name="P15"/>
                  </table:table-cell>
                  <table:table-cell table:style-name="Table7.C2" office:value-type="string">
                    <text:p text:style-name="P19">1 2 3 4 5</text:p>
                  </table:table-cell>
                </table:table-row>
                <table:table-row table:style-name="Table7.1">
                  <table:table-cell table:style-name="Table7.A3" office:value-type="string">
                    <text:p text:style-name="P27">ASP.Net </text:p>
                  </table:table-cell>
                  <table:table-cell table:style-name="Table7.B3" office:value-type="string">
                    <text:p text:style-name="P15"/>
                  </table:table-cell>
                  <table:table-cell table:style-name="Table7.C3" office:value-type="string">
                    <text:p text:style-name="P19">1 2 3 4 5</text:p>
                  </table:table-cell>
                </table:table-row>
                <table:table-row table:style-name="Table7.1">
                  <table:table-cell table:style-name="Table7.A2" office:value-type="string">
                    <text:p text:style-name="P27">C#.Net </text:p>
                  </table:table-cell>
                  <table:table-cell table:style-name="Table7.B2" office:value-type="string">
                    <text:p text:style-name="P15"/>
                  </table:table-cell>
                  <table:table-cell table:style-name="Table7.C2" office:value-type="string">
                    <text:p text:style-name="P61"><text:span text:style-name="T23">1</text:span><text:span text:style-name="T21"> </text:span>2 3 4 5</text:p>
                  </table:table-cell>
                </table:table-row>
                <table:table-row table:style-name="Table7.1">
                  <table:table-cell table:style-name="Table7.A3" office:value-type="string">
                    <text:p text:style-name="P5">VB.Net </text:p>
                  </table:table-cell>
                  <table:table-cell table:style-name="Table7.B3" office:value-type="string">
                    <text:p text:style-name="P15"/>
                  </table:table-cell>
                  <table:table-cell table:style-name="Table7.C3" office:value-type="string">
                    <text:p text:style-name="P18">1 2 3 4 5</text:p>
                  </table:table-cell>
                </table:table-row>
                <table:table-row table:style-name="Table7.1">
                  <table:table-cell table:style-name="Table7.A2" office:value-type="string">
                    <text:p text:style-name="P5">.Net Remoting </text:p>
                  </table:table-cell>
                  <table:table-cell table:style-name="Table7.B2" office:value-type="string">
                    <text:p text:style-name="P15"/>
                  </table:table-cell>
                  <table:table-cell table:style-name="Table7.C2" office:value-type="string">
                    <text:p text:style-name="P18">1 2 3 4 5</text:p>
                  </table:table-cell>
                </table:table-row>
                <table:table-row table:style-name="Table7.1">
                  <table:table-cell table:style-name="Table7.A7" office:value-type="string">
                    <text:p text:style-name="P5">Web Service </text:p>
                  </table:table-cell>
                  <table:table-cell table:style-name="Table7.B7" office:value-type="string">
                    <text:p text:style-name="P15"/>
                  </table:table-cell>
                  <table:table-cell table:style-name="Table7.C7" office:value-type="string">
                    <text:p text:style-name="P18">1 2 3 4 5</text:p>
                  </table:table-cell>
                </table:table-row>
              </table:table>
              <text:p text:style-name="P5"/>
              <text:p text:style-name="P5"/>
              <text:p text:style-name="P26">Other Languages </text:p>
              <text:p text:style-name="P5"><text:soft-page-break/></text:p>
              <table:table table:name="Table8" table:style-name="Table8">
                <table:table-column table:style-name="Table8.A"/>
                <table:table-column table:style-name="Table8.B"/>
                <table:table-column table:style-name="Table8.C"/>
                <table:table-row table:style-name="Table8.1">
                  <table:table-cell table:style-name="Table8.A1" office:value-type="string">
                    <text:p text:style-name="P18">Skills</text:p>
                  </table:table-cell>
                  <table:table-cell table:style-name="Table8.B1" office:value-type="string">
                    <text:p text:style-name="P18">Months of experience</text:p>
                  </table:table-cell>
                  <table:table-cell table:style-name="Table8.B1" office:value-type="string">
                    <text:p text:style-name="P18">Rank (1 for beginer; 5 for expert). Please circle one</text:p>
                  </table:table-cell>
                </table:table-row>
                <table:table-row table:style-name="Table8.1">
                  <table:table-cell table:style-name="Table8.A2" office:value-type="string">
                    <text:p text:style-name="P5">VB </text:p>
                  </table:table-cell>
                  <table:table-cell table:style-name="Table8.B2" office:value-type="string">
                    <text:p text:style-name="P15"/>
                  </table:table-cell>
                  <table:table-cell table:style-name="Table8.C2" office:value-type="string">
                    <text:p text:style-name="P18">1 2 3 4 5</text:p>
                  </table:table-cell>
                </table:table-row>
                <table:table-row table:style-name="Table8.1">
                  <table:table-cell table:style-name="Table8.A3" office:value-type="string">
                    <text:p text:style-name="P5">VC++</text:p>
                  </table:table-cell>
                  <table:table-cell table:style-name="Table8.B3" office:value-type="string">
                    <text:p text:style-name="P15"/>
                  </table:table-cell>
                  <table:table-cell table:style-name="Table8.C3" office:value-type="string">
                    <text:p text:style-name="P18">1 2 3 4 5</text:p>
                  </table:table-cell>
                </table:table-row>
              </table:table>
              <text:p text:style-name="P13"/>
              <text:p text:style-name="P13">Web</text:p>
              <table:table table:name="Table9" table:style-name="Table9">
                <table:table-column table:style-name="Table9.A"/>
                <table:table-column table:style-name="Table9.B"/>
                <table:table-column table:style-name="Table9.C"/>
                <table:table-row table:style-name="Table9.1">
                  <table:table-cell table:style-name="Table9.A1" office:value-type="string">
                    <text:p text:style-name="P18">Skills</text:p>
                  </table:table-cell>
                  <table:table-cell table:style-name="Table9.B1" office:value-type="string">
                    <text:p text:style-name="P18">Months of experience</text:p>
                  </table:table-cell>
                  <table:table-cell table:style-name="Table9.B1" office:value-type="string">
                    <text:p text:style-name="P18">Rank (1 for beginer; 5 for expert). Please circle one</text:p>
                  </table:table-cell>
                </table:table-row>
                <table:table-row table:style-name="Table9.1">
                  <table:table-cell table:style-name="Table9.A2" office:value-type="string">
                    <text:p text:style-name="P5">Design </text:p>
                  </table:table-cell>
                  <table:table-cell table:style-name="Table9.B2" office:value-type="string">
                    <text:p text:style-name="P15"/>
                  </table:table-cell>
                  <table:table-cell table:style-name="Table9.C2" office:value-type="string">
                    <text:p text:style-name="P19">1 2 3 4 5</text:p>
                  </table:table-cell>
                </table:table-row>
                <table:table-row table:style-name="Table9.1">
                  <table:table-cell table:style-name="Table9.A3" office:value-type="string">
                    <text:p text:style-name="P5">ASP </text:p>
                  </table:table-cell>
                  <table:table-cell table:style-name="Table9.B3" office:value-type="string">
                    <text:p text:style-name="P15"/>
                  </table:table-cell>
                  <table:table-cell table:style-name="Table9.C3" office:value-type="string">
                    <text:p text:style-name="P19">1 2 3 4 5</text:p>
                  </table:table-cell>
                </table:table-row>
                <table:table-row table:style-name="Table9.1">
                  <table:table-cell table:style-name="Table9.A2" office:value-type="string">
                    <text:p text:style-name="P5">JSP </text:p>
                  </table:table-cell>
                  <table:table-cell table:style-name="Table9.B2" office:value-type="string">
                    <text:p text:style-name="P15"/>
                  </table:table-cell>
                  <table:table-cell table:style-name="Table9.C2" office:value-type="string">
                    <text:p text:style-name="P18">1 2 3 4 5</text:p>
                  </table:table-cell>
                </table:table-row>
                <table:table-row table:style-name="Table9.1">
                  <table:table-cell table:style-name="Table9.A5" office:value-type="string">
                    <text:p text:style-name="P5">PHP </text:p>
                  </table:table-cell>
                  <table:table-cell table:style-name="Table9.B5" office:value-type="string">
                    <text:p text:style-name="P15"/>
                  </table:table-cell>
                  <table:table-cell table:style-name="Table9.C5" office:value-type="string">
                    <text:p text:style-name="P61"><text:span text:style-name="T23">1</text:span><text:span text:style-name="T21"> </text:span><text:s/>2 3 4 5</text:p>
                  </table:table-cell>
                </table:table-row>
              </table:table>
              <text:p text:style-name="P39"/>
              <text:p text:style-name="P13">Database</text:p>
              <table:table table:name="Table10" table:style-name="Table10">
                <table:table-column table:style-name="Table10.A"/>
                <table:table-column table:style-name="Table10.B"/>
                <table:table-column table:style-name="Table10.C"/>
                <table:table-row table:style-name="Table10.1">
                  <table:table-cell table:style-name="Table10.A1" office:value-type="string">
                    <text:p text:style-name="P18">Skills</text:p>
                  </table:table-cell>
                  <table:table-cell table:style-name="Table10.B1" office:value-type="string">
                    <text:p text:style-name="P18">Months of experience</text:p>
                  </table:table-cell>
                  <table:table-cell table:style-name="Table10.B1" office:value-type="string">
                    <text:p text:style-name="P18">Rank (1 for beginer; 5 for expert). Please circle one</text:p>
                  </table:table-cell>
                </table:table-row>
                <table:table-row table:style-name="Table10.1">
                  <table:table-cell table:style-name="Table10.A2" office:value-type="string">
                    <text:p text:style-name="P5">Analysis &amp; Design </text:p>
                  </table:table-cell>
                  <table:table-cell table:style-name="Table10.B2" office:value-type="string">
                    <text:p text:style-name="P15"/>
                  </table:table-cell>
                  <table:table-cell table:style-name="Table10.C2" office:value-type="string">
                    <text:p text:style-name="P18">1 2 3 4 5</text:p>
                  </table:table-cell>
                </table:table-row>
                <table:table-row table:style-name="Table10.1">
                  <table:table-cell table:style-name="Table10.A3" office:value-type="string">
                    <text:p text:style-name="P5">MS SQL Server </text:p>
                  </table:table-cell>
                  <table:table-cell table:style-name="Table10.B3" office:value-type="string">
                    <text:p text:style-name="P15"/>
                  </table:table-cell>
                  <table:table-cell table:style-name="Table10.C3" office:value-type="string">
                    <text:p text:style-name="P61"><text:span text:style-name="T23">1</text:span><text:span text:style-name="T21"> </text:span><text:s/>2 3 4 5</text:p>
                  </table:table-cell>
                </table:table-row>
                <table:table-row table:style-name="Table10.1">
                  <table:table-cell table:style-name="Table10.A2" office:value-type="string">
                    <text:p text:style-name="P5">Oracle </text:p>
                  </table:table-cell>
                  <table:table-cell table:style-name="Table10.B2" office:value-type="string">
                    <text:p text:style-name="P15"/>
                  </table:table-cell>
                  <table:table-cell table:style-name="Table10.C2" office:value-type="string">
                    <text:p text:style-name="P19">1 2 3 4 5</text:p>
                  </table:table-cell>
                </table:table-row>
                <table:table-row table:style-name="Table10.1">
                  <table:table-cell table:style-name="Table10.A3" office:value-type="string">
                    <text:p text:style-name="P5">MySQL </text:p>
                  </table:table-cell>
                  <table:table-cell table:style-name="Table10.B3" office:value-type="string">
                    <text:p text:style-name="P15"/>
                  </table:table-cell>
                  <table:table-cell table:style-name="Table10.C3" office:value-type="string">
                    <text:p text:style-name="P61"><text:span text:style-name="T28">1 2</text:span> 3 4 5</text:p>
                  </table:table-cell>
                </table:table-row>
                <table:table-row table:style-name="Table10.1">
                  <table:table-cell table:style-name="Table10.A6" office:value-type="string">
                    <text:p text:style-name="P5">PostgreSQL </text:p>
                  </table:table-cell>
                  <table:table-cell table:style-name="Table10.B6" office:value-type="string">
                    <text:p text:style-name="P15"/>
                  </table:table-cell>
                  <table:table-cell table:style-name="Table10.C6" office:value-type="string">
                    <text:p text:style-name="P18">1 2 3 4 5</text:p>
                  </table:table-cell>
                </table:table-row>
              </table:table>
              <text:p text:style-name="P13"/>
              <text:p text:style-name="P13">Networking </text:p>
              <table:table table:name="Table11" table:style-name="Table11">
                <table:table-column table:style-name="Table11.A"/>
                <table:table-column table:style-name="Table11.B"/>
                <table:table-column table:style-name="Table11.C"/>
                <table:table-row table:style-name="Table11.1">
                  <table:table-cell table:style-name="Table11.A1" office:value-type="string">
                    <text:p text:style-name="P18">Skills</text:p>
                  </table:table-cell>
                  <table:table-cell table:style-name="Table11.B1" office:value-type="string">
                    <text:p text:style-name="P18">Months of experience</text:p>
                  </table:table-cell>
                  <table:table-cell table:style-name="Table11.B1" office:value-type="string">
                    <text:p text:style-name="P18">Rank (1 for beginer; 5 for expert). Please circle one</text:p>
                  </table:table-cell>
                </table:table-row>
                <table:table-row table:style-name="Table11.1">
                  <table:table-cell table:style-name="Table11.A2" office:value-type="string">
                    <text:p text:style-name="P5">Administration </text:p>
                  </table:table-cell>
                  <table:table-cell table:style-name="Table11.B2" office:value-type="string">
                    <text:p text:style-name="P15"/>
                  </table:table-cell>
                  <table:table-cell table:style-name="Table11.C2" office:value-type="string">
                    <text:p text:style-name="P18">1 2 3 4 5</text:p>
                  </table:table-cell>
                </table:table-row>
                <table:table-row table:style-name="Table11.1">
                  <table:table-cell table:style-name="Table11.A3" office:value-type="string">
                    <text:p text:style-name="P5">Programming </text:p>
                  </table:table-cell>
                  <table:table-cell table:style-name="Table11.B3" office:value-type="string">
                    <text:p text:style-name="P15"/>
                  </table:table-cell>
                  <table:table-cell table:style-name="Table11.C3" office:value-type="string">
                    <text:p text:style-name="P18">1 2 3 4 5</text:p>
                  </table:table-cell>
                </table:table-row>
              </table:table>
              <text:p text:style-name="P6"/>
              <text:p text:style-name="P13">Analysis &amp; Design </text:p>
              <table:table table:name="Table12" table:style-name="Table12">
                <table:table-column table:style-name="Table12.A"/>
                <table:table-column table:style-name="Table12.B"/>
                <table:table-column table:style-name="Table12.C"/>
                <table:table-row table:style-name="Table12.1">
                  <table:table-cell table:style-name="Table12.A1" office:value-type="string">
                    <text:p text:style-name="P18">Skills</text:p>
                  </table:table-cell>
                  <table:table-cell table:style-name="Table12.B1" office:value-type="string">
                    <text:p text:style-name="P18">Months of experience</text:p>
                  </table:table-cell>
                  <table:table-cell table:style-name="Table12.B1" office:value-type="string">
                    <text:p text:style-name="P18">Rank (1 for beginer; 5 for expert). Please circle one</text:p>
                  </table:table-cell>
                </table:table-row>
                <table:table-row table:style-name="Table12.1">
                  <table:table-cell table:style-name="Table12.A2" office:value-type="string">
                    <text:p text:style-name="P5">UML </text:p>
                  </table:table-cell>
                  <table:table-cell table:style-name="Table12.B2" office:value-type="string">
                    <text:p text:style-name="P15"/>
                  </table:table-cell>
                  <table:table-cell table:style-name="Table12.C2" office:value-type="string">
                    <text:p text:style-name="P19">1 2 3 4 5</text:p>
                  </table:table-cell>
                </table:table-row>
                <table:table-row table:style-name="Table12.1">
                  <table:table-cell table:style-name="Table12.A3" office:value-type="string">
                    <text:p text:style-name="P5">Rational Rose </text:p>
                  </table:table-cell>
                  <table:table-cell table:style-name="Table12.B3" office:value-type="string">
                    <text:p text:style-name="P15"/>
                  </table:table-cell>
                  <table:table-cell table:style-name="Table12.C3" office:value-type="string">
                    <text:p text:style-name="P18">1 2 3 4 5</text:p>
                  </table:table-cell>
                </table:table-row>
              </table:table>
              <text:p text:style-name="P13"/>
              <text:p text:style-name="P13">Operating System </text:p>
              <table:table table:name="Table13" table:style-name="Table13">
                <table:table-column table:style-name="Table13.A"/>
                <table:table-column table:style-name="Table13.B"/>
                <table:table-column table:style-name="Table13.C"/>
                <table:table-row table:style-name="Table13.1">
                  <table:table-cell table:style-name="Table13.A1" office:value-type="string">
                    <text:p text:style-name="P18">Skills</text:p>
                  </table:table-cell>
                  <table:table-cell table:style-name="Table13.B1" office:value-type="string">
                    <text:p text:style-name="P18">Months of experience</text:p>
                  </table:table-cell>
                  <table:table-cell table:style-name="Table13.B1" office:value-type="string">
                    <text:p text:style-name="P18">Rank (1 for beginer; 5 for expert). Please circle one</text:p>
                  </table:table-cell>
                </table:table-row>
                <table:table-row table:style-name="Table13.1">
                  <table:table-cell table:style-name="Table13.A2" office:value-type="string">
                    <text:p text:style-name="P5">Linux</text:p>
                  </table:table-cell>
                  <table:table-cell table:style-name="Table13.B2" office:value-type="string">
                    <text:p text:style-name="P15"/>
                  </table:table-cell>
                  <table:table-cell table:style-name="Table13.C2" office:value-type="string">
                    <text:p text:style-name="P28"><text:span text:style-name="T11"><text:s/></text:span><text:span text:style-name="T15">1 </text:span><text:span text:style-name="T12">2 </text:span><text:span text:style-name="T11">3 4 5</text:span></text:p>
                  </table:table-cell>
                </table:table-row>
                <table:table-row table:style-name="Table13.1">
                  <table:table-cell table:style-name="Table13.A3" office:value-type="string">
                    <text:p text:style-name="P5">Unix</text:p>
                  </table:table-cell>
                  <table:table-cell table:style-name="Table13.B3" office:value-type="string">
                    <text:p text:style-name="P15"/>
                  </table:table-cell>
                  <table:table-cell table:style-name="Table13.C3" office:value-type="string">
                    <text:p text:style-name="P18">1 2 3 4 5</text:p>
                  </table:table-cell>
                </table:table-row>
                <table:table-row table:style-name="Table13.1">
                  <table:table-cell table:style-name="Table13.A2" office:value-type="string">
                    <text:p text:style-name="P5">Solarix</text:p>
                  </table:table-cell>
                  <table:table-cell table:style-name="Table13.B2" office:value-type="string">
                    <text:p text:style-name="P15"/>
                  </table:table-cell>
                  <table:table-cell table:style-name="Table13.C2" office:value-type="string">
                    <text:p text:style-name="P18">1 2 3 4 5</text:p>
                  </table:table-cell>
                </table:table-row>
                <table:table-row table:style-name="Table13.1">
                  <table:table-cell table:style-name="Table13.A5" office:value-type="string">
                    <text:p text:style-name="P5">Macintosh</text:p>
                  </table:table-cell>
                  <table:table-cell table:style-name="Table13.B5" office:value-type="string">
                    <text:p text:style-name="P15"/>
                  </table:table-cell>
                  <table:table-cell table:style-name="Table13.C5" office:value-type="string">
                    <text:p text:style-name="P18">1 2 3 4 5</text:p>
                  </table:table-cell>
                </table:table-row>
              </table:table>
              <text:p text:style-name="P6"/>
              <text:p text:style-name="P13">Others </text:p>
              <table:table table:name="Table14" table:style-name="Table14">
                <table:table-column table:style-name="Table14.A"/>
                <table:table-column table:style-name="Table14.B"/>
                <table:table-column table:style-name="Table14.C"/>
                <table:table-row table:style-name="Table14.1">
                  <table:table-cell table:style-name="Table14.A1" office:value-type="string">
                    <text:p text:style-name="P18">Skills</text:p>
                  </table:table-cell>
                  <table:table-cell table:style-name="Table14.B1" office:value-type="string">
                    <text:p text:style-name="P18">Months of experience</text:p>
                  </table:table-cell>
                  <table:table-cell table:style-name="Table14.B1" office:value-type="string">
                    <text:p text:style-name="P18">Rank (1 for beginer; 5 for expert). Please circle one</text:p>
                  </table:table-cell>
                </table:table-row>
                <table:table-row table:style-name="Table14.1">
                  <table:table-cell table:style-name="Table14.A2" office:value-type="string">
                    <text:p text:style-name="P5">SourceSafe </text:p>
                  </table:table-cell>
                  <table:table-cell table:style-name="Table14.B2" office:value-type="string">
                    <text:p text:style-name="P15"/>
                  </table:table-cell>
                  <table:table-cell table:style-name="Table14.C2" office:value-type="string">
                    <text:p text:style-name="P18">1 2 3 4 5</text:p>
                  </table:table-cell>
                </table:table-row>
                <table:table-row table:style-name="Table14.1">
                  <table:table-cell table:style-name="Table14.A3" office:value-type="string">
                    <text:p text:style-name="P5">XML </text:p>
                  </table:table-cell>
                  <table:table-cell table:style-name="Table14.B3" office:value-type="string">
                    <text:p text:style-name="P15"/>
                  </table:table-cell>
                  <table:table-cell table:style-name="Table14.C3" office:value-type="string">
                    <text:p text:style-name="P18">1 2 3 4 5</text:p>
                  </table:table-cell>
                </table:table-row>
                <table:table-row table:style-name="Table14.1">
                  <table:table-cell table:style-name="Table14.A2" office:value-type="string">
                    <text:p text:style-name="P5">OpenGL </text:p>
                  </table:table-cell>
                  <table:table-cell table:style-name="Table14.B2" office:value-type="string">
                    <text:p text:style-name="P15"/>
                  </table:table-cell>
                  <table:table-cell table:style-name="Table14.C2" office:value-type="string">
                    <text:p text:style-name="P18">1 2 3 4 5</text:p>
                  </table:table-cell>
                </table:table-row>
                <table:table-row table:style-name="Table14.1">
                  <table:table-cell table:style-name="Table14.A5" office:value-type="string">
                    <text:p text:style-name="P5">Image Processing </text:p>
                  </table:table-cell>
                  <table:table-cell table:style-name="Table14.B5" office:value-type="string">
                    <text:p text:style-name="P15"/>
                  </table:table-cell>
                  <table:table-cell table:style-name="Table14.C5" office:value-type="string">
                    <text:p text:style-name="P18">1 2 3 4 5</text:p>
                  </table:table-cell>
                </table:table-row>
              </table:table>
              <text:p text:style-name="P13"/>
              <text:p text:style-name="P5"/>
              <text:p text:style-name="P26">Other skills, certification - please specify:</text:p>
              <text:p text:style-name="P31"><text:span text:style-name="T2">­­­­­­</text:span><text:span text:style-name="T3">C</text:span><text:span text:style-name="T2">ertification-Global Software Talent C++ (FPT)______________________________________________________</text:span></text:p>
              <text:p text:style-name="P33"><text:soft-page-break/>Certification-Web Application with ASP.NET MVC (CUSC)____________________________________________</text:p>
              <text:p text:style-name="P33">Skill-Programming with Python language____________________________________________________________</text:p>
              <text:p text:style-name="P33">________________________________________________________________________________________________</text:p>
              <text:p text:style-name="P33">________________________________________________________________________________________________</text:p>
              <text:p text:style-name="P1"><text:change text:change-id="ct45351248"/><text:change text:change-id="ct45351056"/><text:change text:change-id="ct45194400"/></text:p>
              <text:p text:style-name="P22"/>
            </table:table-cell>
            <table:covered-table-cell/>
            <table:covered-table-cell/>
          </table:table-row>
        </table:table>
        <text:p text:style-name="P52"/>
        <text:p text:style-name="P2"><text:change text:change-id="ct45352064"/>For HRS Use Only</text:p>
        <text:p text:style-name="P4">Applicant # ___________ Job Code:______________ Date:_____________________ </text:p>
        <text:p text:style-name="P4"/>
        <text:p text:style-name="P4"><text:change-start text:change-id="ct45298240"/></text:p>
        <text:p text:style-name="P4"><text:change-end text:change-id="ct45298240"/></text:p>
        <text:p text:style-name="P4"><text:change text:change-id="ct45116064"/></text:p>
        <text:p text:style-name="P4">APPLICANT’S SIGNATURE ___________________________________ DATE: ­____________________</text:p>
        <text:p text:style-name="P5"/>
        <text:p text:style-name="P5"/>
        <text:p text:style-name="P5"><text:change text:change-id="ct44244256"/></text:p>
        <text:p text:style-name="P6"><draw:line text:anchor-type="char" draw:z-index="4" draw:style-name="gr1" draw:text-style-name="P72" svg:x1="-0.052in" svg:y1="0.1693in" svg:x2="6.5732in" svg:y2="0.1547in"><text:p/></draw:line>For a copy of this application form, contact TMA at<text:change-start text:change-id="ct44055200"/> 3<text:change-end text:change-id="ct44055200"/><text:change text:change-id="ct46182688"/>990-3848 or access our web site at: <text:span text:style-name="T20">http://www.tmasolutions.com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in" fo:margin-right="0in" fo:margin-top="0in" fo:margin-bottom="0.0417in" style:contextual-spacing="false" fo:orphans="0" fo:widows="0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class="text">
      <style:paragraph-properties fo:margin-top="0in" fo:margin-bottom="0.0835in" style:contextual-spacing="false" fo:keep-together="always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left="0.75in" fo:margin-right="0in" fo:margin-top="0.1665in" fo:margin-bottom="0.1665in" style:contextual-spacing="false" fo:line-height="100%" fo:orphans="2" fo:widows="2" fo:text-indent="0in" style:auto-text-indent="false">
        <style:tab-stops>
          <style:tab-stop style:position="1.75in"/>
        </style:tab-stops>
      </style:paragraph-properties>
      <style:text-properties fo:color="#ff9900" fo:font-weight="bold" style:font-weight-asian="bold" style:font-name-complex="Arial" style:font-family-complex="Arial" style:font-family-generic-complex="swiss" style:font-pitch-complex="variable" style:font-size-complex="7.5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list-style-name="WW8Num1" style:class="text">
      <style:paragraph-properties fo:margin-top="0.1665in" fo:margin-bottom="0.0835in" style:contextual-spacing="false" fo:orphans="2" fo:widows="2" fo:keep-with-next="always"/>
      <style:text-properties fo:text-transform="uppercase"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list-style-name="WW8Num1" style:class="text">
      <style:paragraph-properties fo:margin-top="0.0835in" fo:margin-bottom="0.0835in" style:contextual-spacing="false" fo:orphans="2" fo:widows="2"/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Heading_20_3" style:display-name="Heading 3" style:family="paragraph" style:next-style-name="Standard" style:default-outline-level="3" style:list-style-name="WW8Num1" style:class="text">
      <style:paragraph-properties fo:margin-top="0.0417in" fo:margin-bottom="0.0417in" style:contextual-spacing="false" fo:orphans="2" fo:widows="2"/>
      <style:text-properties style:use-window-font-color="true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italic" style:font-weight-complex="bold"/>
    </style:style>
    <style:style style:name="Heading_20_4" style:display-name="Heading 4" style:family="paragraph" style:next-style-name="Standard" style:default-outline-level="4" style:list-style-name="WW8Num1" style:class="text">
      <style:paragraph-properties fo:orphans="2" fo:widows="2">
        <style:tab-stops>
          <style:tab-stop style:position="0.6in"/>
        </style:tab-stops>
      </style:paragraph-properties>
      <style:text-properties style:use-window-font-color="true" style:font-name="Arial" fo:font-family="Arial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1665in" fo:margin-bottom="0.0417in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1665in" fo:margin-bottom="0.0417in" style:contextual-spacing="false"/>
      <style:text-properties fo:font-size="9pt" fo:font-style="italic" fo:font-weight="bold" style:font-size-asian="9pt" style:font-style-asian="italic" style:font-weight-asian="bold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.1in" fo:margin-right="0.5in" fo:margin-top="0.0417in" fo:margin-bottom="0.0417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1.111in"/>
          <style:tab-stop style:position="6.5in" style:type="right"/>
        </style:tab-stops>
      </style:paragraph-properties>
      <style:text-properties style:font-name="Helvetica" fo:font-family="Helvetica" style:font-family-generic="swiss" style:font-pitch="variable" fo:language="en" fo:country="US" style:language-asian="en" style:country-asian="US" style:font-name-complex="Helvetica" style:font-family-complex="Helvetica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Num5"/>
    <style:style style:name="Bullet2" style:family="paragraph" style:parent-style-name="Standard" style:list-style-name="WW8Num6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" style:family="paragraph" style:parent-style-name="Standard" style:list-style-name="WW8Num3">
      <style:paragraph-properties fo:text-align="justify" style:justify-single-word="fals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Syntax" style:family="paragraph" style:parent-style-name="Header">
      <style:paragraph-properties fo:margin-left="0.6898in" fo:margin-right="0in" fo:text-indent="-0.1898in" style:auto-text-indent="false">
        <style:tab-stops/>
      </style:paragraph-properties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Output" style:family="paragraph" style:parent-style-name="Text_20_body">
      <style:paragraph-properties fo:margin-left="0.75in" fo:margin-right="0in" fo:text-indent="0in" style:auto-text-indent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infoblue" style:family="paragraph" style:parent-style-name="Standard">
      <style:paragraph-properties fo:margin-top="0.0693in" fo:margin-bottom="0.0693in" style:contextual-spacing="false" fo:orphans="2" fo:widows="2"/>
      <style:text-properties fo:color="#0000ff"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abletext" style:family="paragraph">
      <style:paragraph-properties fo:margin-top="0.0138in" fo:margin-bottom="0.0138in" style:contextual-spacing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ndent" style:family="paragraph" style:parent-style-name="Standard">
      <style:paragraph-properties fo:margin-top="0.0693in" fo:margin-bottom="0.0693in" style:contextual-spacing="false" fo:line-height="100%" fo:orphans="2" fo:widows="2"/>
      <style:text-properties style:font-name="Arial Unicode MS" fo:font-family="'Arial Unicode MS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Courier New" style:font-family-complex="'Courier New'" style:font-family-generic-complex="modern" style:font-size-complex="12pt"/>
    </style:style>
    <style:style style:name="tl" style:family="paragraph" style:parent-style-name="Standard">
      <style:paragraph-properties fo:margin-top="0.0693in" fo:margin-bottom="0.0693in" style:contextual-spacing="false" fo:line-height="100%" fo:orphans="2" fo:widows="2"/>
      <style:text-properties style:font-name="Arial Unicode MS" fo:font-family="'Arial Unicode MS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Courier New" style:font-family-complex="'Courier New'" style:font-family-generic-complex="modern" style:font-size-complex="12pt"/>
    </style:style>
    <style:style style:name="Level_20_1" style:display-name="Level 1" style:family="paragraph" style:list-style-name="WW8Num11">
      <style:paragraph-properties fo:margin-left="0in" fo:margin-right="0.1in" fo:margin-top="0.139in" fo:margin-bottom="0in" style:contextual-spacing="false" fo:orphans="2" fo:widows="2" fo:text-indent="0in" style:auto-text-indent="false"/>
      <style:text-properties fo:text-transform="uppercase" style:use-window-font-color="true" style:font-name="Arial Black" fo:font-family="'Arial Black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Level_20_2" style:display-name="Level 2" style:family="paragraph" style:list-style-name="WW8Num11">
      <style:paragraph-properties fo:margin-left="0in" fo:margin-right="0.1in" fo:margin-top="0.139in" fo:margin-bottom="0in" style:contextual-spacing="false" fo:orphans="2" fo:widows="2" fo:text-indent="0in" style:auto-text-indent="false">
        <style:tab-stops>
          <style:tab-stop style:position="0.9in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Level_20_3" style:display-name="Level 3" style:family="paragraph" style:list-style-name="WW8Num11">
      <style:paragraph-properties fo:margin-left="0in" fo:margin-right="0.1in" fo:margin-top="0.139in" fo:margin-bottom="0in" style:contextual-spacing="false" fo:orphans="2" fo:widows="2" fo:text-indent="0in" style:auto-text-indent="false">
        <style:tab-stops>
          <style:tab-stop style:position="1.55in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Level_20_4" style:display-name="Level 4" style:family="paragraph" style:list-style-name="WW8Num11">
      <style:paragraph-properties fo:margin-left="0in" fo:margin-right="0.1in" fo:margin-top="0.139in" fo:margin-bottom="0in" style:contextual-spacing="false" fo:orphans="2" fo:widows="2" fo:text-indent="0in" style:auto-text-indent="false">
        <style:tab-stops>
          <style:tab-stop style:position="2.35in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Description" style:family="paragraph" style:parent-style-name="Standard">
      <style:paragraph-properties fo:margin-top="0in" fo:margin-bottom="0.0417in" style:contextual-spacing="false"/>
    </style:style>
    <style:style style:name="Paragraph" style:family="paragraph">
      <style:paragraph-properties fo:margin-top="0.1665in" fo:margin-bottom="0in" style:contextual-spacing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MS Mincho" style:font-family-asian="'MS Mincho', 'ＭＳ 明朝'" style:font-family-generic-asian="moder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family-generic="modern" fo:font-style="normal" fo:font-weight="bold" style:font-style-asian="normal" style:font-weight-asian="bold" style:font-name-complex="Courier New" style:font-family-complex="'Courier New'" style:font-family-generic-complex="modern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ourier New" fo:font-family="'Courier New'" style:font-family-generic="modern" fo:font-style="normal" fo:font-weight="bold" style:font-style-asian="normal" style:font-weight-asian="bold" style:font-name-complex="Courier New" style:font-family-complex="'Courier New'" style:font-family-generic-complex="modern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Courier New" fo:font-family="'Courier New'" style:font-family-generic="modern" fo:font-style="normal" fo:font-weight="bold" style:font-style-asian="normal" style:font-weight-asian="bold" style:font-name-complex="Courier New" style:font-family-complex="'Courier New'" style:font-family-generic-complex="modern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Courier New" fo:font-family="'Courier New'" style:font-family-generic="modern" fo:font-style="normal" fo:font-weight="bold" style:font-style-asian="normal" style:font-weight-asian="bold" style:font-name-complex="Courier New" style:font-family-complex="'Courier New'" style:font-family-generic-complex="modern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ourier New" fo:font-family="'Courier New'" style:font-family-generic="modern" fo:font-style="normal" fo:font-weight="bold" style:font-style-asian="normal" style:font-weight-asian="bold" style:font-name-complex="Courier New" style:font-family-complex="'Courier New'" style:font-family-generic-complex="modern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Courier New" fo:font-family="'Courier New'" style:font-family-generic="modern" fo:font-style="normal" fo:font-weight="bold" style:font-style-asian="normal" style:font-weight-asian="bold" style:font-name-complex="Courier New" style:font-family-complex="'Courier New'" style:font-family-generic-complex="modern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5in" fo:text-indent="-0.55in" fo:margin-left="0.5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75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5in" fo:text-indent="-0.55in" fo:margin-left="0.5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75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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imes New Roman"/>
      </text:list-level-style-bullet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45in" fo:text-indent="-0.35in" fo:margin-left="0.45in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text:list-tab-stop-position="1.2in" fo:text-indent="-0.45in" fo:margin-left="0.9in"/>
        </style:list-level-properties>
      </text:list-level-style-number>
      <text:list-level-style-number text:level="3" text:style-name="WW8Num11z2" style:num-format="1" text:display-levels="3">
        <style:list-level-properties text:list-level-position-and-space-mode="label-alignment">
          <style:list-level-label-alignment text:label-followed-by="listtab" text:list-tab-stop-position="1.9in" fo:text-indent="-0.65in" fo:margin-left="1.55in"/>
        </style:list-level-properties>
      </text:list-level-style-number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 text:list-tab-stop-position="2.8in" fo:text-indent="-0.8in" fo:margin-left="2.35in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text:list-tab-stop-position="2.75in" fo:text-indent="-0.55in" fo:margin-left="1.55in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75in" fo:margin-left="2.25in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2.6in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6" style:family="table">
      <style:table-properties style:width="6.3201in" fo:margin-left="0.025in" table:align="left" style:writing-mode="lr-tb"/>
    </style:style>
    <style:style style:name="Table16.A" style:family="table-column">
      <style:table-column-properties style:column-width="1.85in"/>
    </style:style>
    <style:style style:name="Table16.B" style:family="table-column">
      <style:table-column-properties style:column-width="2.375in"/>
    </style:style>
    <style:style style:name="Table16.C" style:family="table-column">
      <style:table-column-properties style:column-width="2.0951in"/>
    </style:style>
    <style:style style:name="Table16.1" style:family="table-row">
      <style:table-row-properties style:min-row-height="0.2021in" fo:keep-together="always"/>
    </style:style>
    <style:style style:name="Table16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5" style:family="table">
      <style:table-properties style:width="6.3875in" fo:margin-left="-0.075in" table:align="left" style:writing-mode="lr-tb"/>
    </style:style>
    <style:style style:name="Table15.A" style:family="table-column">
      <style:table-column-properties style:column-width="2.2in"/>
    </style:style>
    <style:style style:name="Table15.B" style:family="table-column">
      <style:table-column-properties style:column-width="2.1875in"/>
    </style:style>
    <style:style style:name="Table15.C" style:family="table-column">
      <style:table-column-properties style:column-width="2in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left="0in" fo:margin-right="0in" fo:margin-top="0in" fo:margin-bottom="0in" style:contextual-spacing="false" style:line-height-at-least="0.1252in" fo:text-indent="0in" style:auto-text-indent="false">
        <style:tab-stops/>
      </style:paragraph-properties>
    </style:style>
    <style:style style:name="MP2" style:family="paragraph" style:parent-style-name="Header">
      <style:paragraph-properties fo:margin-left="0in" fo:margin-right="0in" fo:margin-top="0in" fo:margin-bottom="0in" style:contextual-spacing="false" style:line-height-at-least="0.1252in" fo:text-align="center" style:justify-single-word="false" fo:text-indent="0in" style:auto-text-indent="false">
        <style:tab-stops/>
      </style:paragraph-properties>
    </style:style>
    <style:style style:name="MP3" style:family="paragraph" style:parent-style-name="Header">
      <style:paragraph-properties fo:margin-left="0in" fo:margin-right="0in" fo:margin-top="0in" fo:margin-bottom="0in" style:contextual-spacing="false" style:line-height-at-least="0.1252in" fo:text-align="end" style:justify-single-word="false" fo:text-indent="0in" style:auto-text-indent="false">
        <style:tab-stops/>
      </style:paragraph-properties>
    </style:style>
    <style:style style:name="MP4" style:family="paragraph" style:parent-style-name="Header">
      <style:paragraph-properties fo:margin-left="0in" fo:margin-right="0in" fo:margin-top="0in" fo:margin-bottom="0in" style:contextual-spacing="false" style:line-height-at-least="0.1252in" fo:text-indent="0in" style:auto-text-indent="false">
        <style:tab-stops>
          <style:tab-stop style:position="3in" style:type="center"/>
          <style:tab-stop style:position="6.25in" style:type="right"/>
        </style:tab-stops>
      </style:paragraph-properties>
    </style:style>
    <style:style style:name="MP5" style:family="paragraph" style:parent-style-name="Footer">
      <style:paragraph-properties fo:margin-left="0in" fo:margin-right="0in" fo:text-indent="0in" style:auto-text-indent="false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25in" style:type="right"/>
        </style:tab-stops>
      </style:paragraph-properties>
    </style:style>
    <style:style style:name="MT1" style:family="text">
      <style:text-properties style:font-name="Symbol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office:value-type="string">
              <text:p text:style-name="MP1"><draw:frame draw:style-name="Mfr1" draw:name="Image1" text:anchor-type="as-char" svg:width="0.8335in" svg:height="0.3957in" draw:z-index="3"><draw:image xlink:href="Pictures/10000000000000500000002693CC40C0.png" xlink:type="simple" xlink:show="embed" xlink:actuate="onLoad"/></draw:frame></text:p>
            </table:table-cell>
            <table:table-cell table:style-name="Table16.A1" office:value-type="string">
              <text:p text:style-name="MP2">Form Code: <text:user-defined style:data-style-name="N0" text:name="Document Code">HR-PR-001-02</text:user-defined></text:p>
            </table:table-cell>
            <table:table-cell table:style-name="Table16.A1" office:value-type="string">
              <text:p text:style-name="MP3">Issue date: <text:user-defined style:data-style-name="N0" text:name="Issue Date">Oct. 1, 2004</text:user-defined></text:p>
            </table:table-cell>
          </table:table-row>
        </table:table>
        <text:p text:style-name="MP4"/>
      </style:header>
      <style:foot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5"><text:user-defined style:data-style-name="N0" text:name="Confidential Level">TMA Confidential </text:user-defined></text:p>
            </table:table-cell>
            <table:table-cell table:style-name="Table15.A1" office:value-type="string">
              <text:p text:style-name="MP6"><text:span text:style-name="MT1"></text:span><text:user-defined style:data-style-name="N0" text:name="Company"/>, 2004</text:p>
            </table:table-cell>
            <table:table-cell table:style-name="Table15.A1" office:value-type="string">
              <text:p text:style-name="MP7">Page <text:page-number text:select-page="current">4</text:page-number> of <text:page-count style:num-format="1">4</text:page-coun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cation Form</dc:title>
    <dc:subject>Quality Management System</dc:subject>
    <meta:initial-creator>Hang Nguyen</meta:initial-creator>
    <meta:creation-date>2004-09-11T15:17:00</meta:creation-date>
    <dc:date>2017-05-09T16:20:09.859009637</dc:date>
    <meta:print-date>2004-03-03T18:29:00</meta:print-date>
    <meta:editing-cycles>29</meta:editing-cycles>
    <meta:editing-duration>PT3H49M5S</meta:editing-duration>
    <meta:generator>LibreOffice/4.2.7.2$Linux_X86_64 LibreOffice_project/420m0$Build-2</meta:generator>
    <meta:document-statistic meta:table-count="16" meta:image-count="1" meta:object-count="0" meta:page-count="4" meta:paragraph-count="198" meta:word-count="697" meta:character-count="3832" meta:non-whitespace-character-count="3240"/>
    <meta:user-defined meta:name="Confidential Level">TMA Confidential </meta:user-defined>
    <meta:user-defined meta:name="Department">HR</meta:user-defined>
    <meta:user-defined meta:name="Document Code">HR-PR-001-02</meta:user-defined>
    <meta:user-defined meta:name="Issue Date">Oct. 1, 2004</meta:user-defined>
    <meta:user-defined meta:name="Project" meta:value-type="string">&lt;Project&gt;</meta:user-defined>
    <meta:user-defined meta:name="Record ID" meta:value-type="string">&lt;Record Ref#&gt;</meta:user-defined>
    <meta:user-defined meta:name="Status" meta:value-type="string">Approved</meta:user-defined>
    <meta:user-defined meta:name="Template Ver" meta:value-type="string">0.0.01</meta:user-defined>
    <meta:user-defined meta:name="Version" meta:value-type="string">0.1</meta:user-defined>
  </office:meta>
</office:document-meta>
</file>